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75.42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67.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0303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Cnpj/Cpf</text:p>
          </table:table-cell>
          <table:table-cell table:style-name="ce1" office:value-type="string" calcext:value-type="string">
            <text:p>Inscricao Estadual</text:p>
          </table:table-cell>
          <table:table-cell table:style-name="ce1" office:value-type="string" calcext:value-type="string">
            <text:p>Inscricao Municipal</text:p>
          </table:table-cell>
          <table:table-cell table:style-name="ce1" office:value-type="string" calcext:value-type="string">
            <text:p>Inscricao Suframa</text:p>
          </table:table-cell>
          <table:table-cell table:style-name="ce1" office:value-type="string" calcext:value-type="string">
            <text:p>Gerar Boleto ao Emitir MF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08.939.548/0001-03</text:p>
          </table:table-cell>
          <table:table-cell table:style-name="ce2" office:value-type="string" calcext:value-type="string">
            <text:p>66416123211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5.462.933/0001-14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09.598.879/0001-90</text:p>
          </table:table-cell>
          <table:table-cell table:style-name="ce2" office:value-type="string" calcext:value-type="string">
            <text:p>147648071113</text:p>
          </table:table-cell>
          <table:table-cell table:style-name="ce2" table:number-columns-repeated="2"/>
          <table:table-cell table:style-name="ce2" office:value-type="string" calcext:value-type="string">
            <text:p>t.durval@hotmail.com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11.325.703/0001-06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camila_fonseca@hotmail.com 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61.460.150/0015-78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lami_eb@yahoo.com.br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13.022.380/0001-0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gisela19772001@yahoo.com.br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03.078.956/0001-02</text:p>
          </table:table-cell>
          <table:table-cell table:style-name="ce2" office:value-type="string" calcext:value-type="string">
            <text:p>626.013.736.110</text:p>
          </table:table-cell>
          <table:table-cell table:style-name="ce2" table:number-columns-repeated="2"/>
          <table:table-cell table:style-name="ce2" office:value-type="string" calcext:value-type="string">
            <text:p>contato@assistencia2r.com.br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97.503.098/0001-31</text:p>
          </table:table-cell>
          <table:table-cell table:style-name="ce2" office:value-type="string" calcext:value-type="string">
            <text:p>115.332.361.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13.281.130/0001-91</text:p>
          </table:table-cell>
          <table:table-cell table:style-name="ce2" office:value-type="string" calcext:value-type="string">
            <text:p>906759730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02.258.243/0001-50</text:p>
          </table:table-cell>
          <table:table-cell table:style-name="ce2" office:value-type="string" calcext:value-type="string">
            <text:p>7811174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78.350.188/0001-95</text:p>
          </table:table-cell>
          <table:table-cell table:style-name="ce2" office:value-type="string" calcext:value-type="string">
            <text:p>671.000.090.114</text:p>
          </table:table-cell>
          <table:table-cell table:style-name="ce2" table:number-columns-repeated="2"/>
          <table:table-cell table:style-name="ce2" office:value-type="string" calcext:value-type="string">
            <text:p>dsjunqueira2@mmm.com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01.715.975/0001-69</text:p>
          </table:table-cell>
          <table:table-cell table:style-name="ce2" office:value-type="string" calcext:value-type="string">
            <text:p>647.332.895.1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00.567.892/0001-07</text:p>
          </table:table-cell>
          <table:table-cell table:style-name="ce2" office:value-type="string" calcext:value-type="string">
            <text:p>148.066.058.111</text:p>
          </table:table-cell>
          <table:table-cell table:style-name="ce2" table:number-columns-repeated="2"/>
          <table:table-cell table:style-name="ce2" office:value-type="string" calcext:value-type="string">
            <text:p>3rlaser@3rlaser.com.br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77.964.393/0001-88</text:p>
          </table:table-cell>
          <table:table-cell table:style-name="ce2" office:value-type="string" calcext:value-type="string">
            <text:p>7977129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07.226.794/0001-55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72.058.241/0001-00</text:p>
          </table:table-cell>
          <table:table-cell table:style-name="ce2" office:value-type="string" calcext:value-type="string">
            <text:p>147.370.756.117</text:p>
          </table:table-cell>
          <table:table-cell table:style-name="ce2" table:number-columns-repeated="2"/>
          <table:table-cell table:style-name="ce2" office:value-type="string" calcext:value-type="string">
            <text:p>elmir@4e5mexpress.com.br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12.538.002/0001-18</text:p>
          </table:table-cell>
          <table:table-cell table:style-name="ce2" office:value-type="string" calcext:value-type="string">
            <text:p>148.911.811.117</text:p>
          </table:table-cell>
          <table:table-cell table:style-name="ce2" table:number-columns-repeated="2"/>
          <table:table-cell table:style-name="ce2" office:value-type="string" calcext:value-type="string">
            <text:p>agostinho.bento@yahoo.com.br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34.274.233/0016-80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09.082.080/0001-46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06.316.559/0001-01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25.354.812/0001-66</text:p>
          </table:table-cell>
          <table:table-cell table:style-name="ce2" office:value-type="string" calcext:value-type="string">
            <text:p>675.071.684.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08.782.861/0001-80</text:p>
          </table:table-cell>
          <table:table-cell table:style-name="ce2" office:value-type="string" calcext:value-type="string">
            <text:p>110.950.350.11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00.296.168/0001-96</text:p>
          </table:table-cell>
          <table:table-cell table:style-name="ce2" office:value-type="string" calcext:value-type="string">
            <text:p>15238742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02.313.673/0002-08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07.699.054/0002-17</text:p>
          </table:table-cell>
          <table:table-cell table:style-name="ce2" office:value-type="string" calcext:value-type="string">
            <text:p>142.073.976.116</text:p>
          </table:table-cell>
          <table:table-cell table:style-name="ce2" table:number-columns-repeated="2"/>
          <table:table-cell table:style-name="ce2" office:value-type="string" calcext:value-type="string">
            <text:p>acardosoextintores@gmail.com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15.699.557/0001-30</text:p>
          </table:table-cell>
          <table:table-cell table:style-name="ce2" office:value-type="string" calcext:value-type="string">
            <text:p>3670348460032</text:p>
          </table:table-cell>
          <table:table-cell table:style-name="ce2" table:number-columns-repeated="2"/>
          <table:table-cell table:style-name="ce2" office:value-type="string" calcext:value-type="string">
            <text:p>acentraldosextintores@gmail.com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00.230.751/0001-02</text:p>
          </table:table-cell>
          <table:table-cell table:style-name="ce2" office:value-type="string" calcext:value-type="string">
            <text:p>244.668.142.119</text:p>
          </table:table-cell>
          <table:table-cell table:style-name="ce2" table:number-columns-repeated="2"/>
          <table:table-cell table:style-name="ce2" office:value-type="string" calcext:value-type="string">
            <text:p>aextingrillo@terra.com.br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04.602.938/0002-13</text:p>
          </table:table-cell>
          <table:table-cell table:style-name="ce2" office:value-type="string" calcext:value-type="string">
            <text:p>90328715-2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23.146.535/0001-70</text:p>
          </table:table-cell>
          <table:table-cell table:style-name="ce2" office:value-type="string" calcext:value-type="string">
            <text:p>20.020.643.5</text:p>
          </table:table-cell>
          <table:table-cell table:style-name="ce2" table:number-columns-repeated="2"/>
          <table:table-cell table:style-name="ce2" office:value-type="string" calcext:value-type="string">
            <text:p>manutencao@oceanpalace.com.br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88.630.413/0002-81</text:p>
          </table:table-cell>
          <table:table-cell table:style-name="ce2" office:value-type="string" calcext:value-type="string">
            <text:p>81.806.047</text:p>
          </table:table-cell>
          <table:table-cell table:style-name="ce2" table:number-columns-repeated="2"/>
          <table:table-cell table:style-name="ce2" office:value-type="string" calcext:value-type="string">
            <text:p>diretoria@aoriginal.ind.br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77.388.007/0001-5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05.780.042/0001-06</text:p>
          </table:table-cell>
          <table:table-cell table:style-name="ce2" office:value-type="string" calcext:value-type="string">
            <text:p>77.683.640</text:p>
          </table:table-cell>
          <table:table-cell table:style-name="ce2" table:number-columns-repeated="2"/>
          <table:table-cell table:style-name="ce2" office:value-type="string" calcext:value-type="string">
            <text:p>ribeiroglauco@falcongroup.com.br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04.830.624/0010-88</text:p>
          </table:table-cell>
          <table:table-cell table:style-name="ce2" office:value-type="string" calcext:value-type="string">
            <text:p>587.289.990.119</text:p>
          </table:table-cell>
          <table:table-cell table:style-name="ce2" table:number-columns-repeated="2"/>
          <table:table-cell table:style-name="ce2" office:value-type="string" calcext:value-type="string">
            <text:p>calibrarc@ig.com.br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84.897.545/0001-32</text:p>
          </table:table-cell>
          <table:table-cell table:style-name="ce2" office:value-type="string" calcext:value-type="string">
            <text:p>0000000150328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68.596.162/0001-78</text:p>
          </table:table-cell>
          <table:table-cell table:style-name="ce2" office:value-type="string" calcext:value-type="string">
            <text:p>148303430117</text:p>
          </table:table-cell>
          <table:table-cell table:style-name="ce2" table:number-columns-repeated="2"/>
          <table:table-cell table:style-name="ce2" office:value-type="string" calcext:value-type="string">
            <text:p>fernanda@aefcalibracao.com.br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04.823.494/0001-65</text:p>
          </table:table-cell>
          <table:table-cell table:number-columns-repeated="2" table:style-name="ce2" office:value-type="string" calcext:value-type="string">
            <text:p>ISENTO</text:p>
          </table:table-cell>
          <table:table-cell table:style-name="ce2"/>
          <table:table-cell table:style-name="ce2" office:value-type="string" calcext:value-type="string">
            <text:p>msecoli@chemopharma.com.br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15.126.252/0001-39</text:p>
          </table:table-cell>
          <table:table-cell table:style-name="ce2" office:value-type="string" calcext:value-type="string">
            <text:p>182149430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08.626.209/0001-7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78.697.356/0001-13</text:p>
          </table:table-cell>
          <table:table-cell table:style-name="ce2" office:value-type="string" calcext:value-type="string">
            <text:p>465.002.163.119</text:p>
          </table:table-cell>
          <table:table-cell table:style-name="ce2" table:number-columns-repeated="2"/>
          <table:table-cell table:style-name="ce2" office:value-type="string" calcext:value-type="string">
            <text:p>luciana.bucholi@friedberg.com.br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75.263.400/0001-99</text:p>
          </table:table-cell>
          <table:table-cell table:style-name="ce2" office:value-type="string" calcext:value-type="string">
            <text:p>410.15494-32</text:p>
          </table:table-cell>
          <table:table-cell table:style-name="ce2" table:number-columns-repeated="2"/>
          <table:table-cell table:style-name="ce2" office:value-type="string" calcext:value-type="string">
            <text:p>and_aparecida@hotmail.com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00.529.975/0001-01</text:p>
          </table:table-cell>
          <table:table-cell table:style-name="ce2" office:value-type="string" calcext:value-type="string">
            <text:p>146.475.439.113</text:p>
          </table:table-cell>
          <table:table-cell table:style-name="ce2" table:number-columns-repeated="2"/>
          <table:table-cell table:style-name="ce2" office:value-type="string" calcext:value-type="string">
            <text:p>hyppofire@terra.com.br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04.093.767/0001-63</text:p>
          </table:table-cell>
          <table:table-cell table:style-name="ce2" office:value-type="string" calcext:value-type="string">
            <text:p>626.880.778.112</text:p>
          </table:table-cell>
          <table:table-cell table:style-name="ce2" table:number-columns-repeated="2"/>
          <table:table-cell table:style-name="ce2" office:value-type="string" calcext:value-type="string">
            <text:p>armedes@bol.com.br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96.216.841/0003-71</text:p>
          </table:table-cell>
          <table:table-cell table:style-name="ce2" office:value-type="string" calcext:value-type="string">
            <text:p>903186330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string" calcext:value-type="string">
            <text:p>05.915.330/0001-20</text:p>
          </table:table-cell>
          <table:table-cell table:style-name="ce2" office:value-type="string" calcext:value-type="string">
            <text:p>637.005.118.111</text:p>
          </table:table-cell>
          <table:table-cell table:style-name="ce2" table:number-columns-repeated="2"/>
          <table:table-cell table:style-name="ce2" office:value-type="string" calcext:value-type="string">
            <text:p>nfe@faber-castell.com.br 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office:value-type="string" calcext:value-type="string">
            <text:p>03.776.284/0003-62</text:p>
          </table:table-cell>
          <table:table-cell table:style-name="ce2" office:value-type="string" calcext:value-type="string">
            <text:p>528.053.292.110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09.234.405/0001-69</text:p>
          </table:table-cell>
          <table:table-cell table:style-name="ce2" office:value-type="string" calcext:value-type="string">
            <text:p>148.496.210.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82.285.685/0001-24</text:p>
          </table:table-cell>
          <table:table-cell table:style-name="ce2" office:value-type="string" calcext:value-type="string">
            <text:p>113.639.070.117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05.572.870/0001-59</text:p>
          </table:table-cell>
          <table:table-cell table:style-name="ce2" office:value-type="string" calcext:value-type="string">
            <text:p>112.546.333.11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11.735.586/0001-59</text:p>
          </table:table-cell>
          <table:table-cell table:style-name="ce2" office:value-type="string" calcext:value-type="string">
            <text:p>149.312.470.11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14.302.311/0001-10</text:p>
          </table:table-cell>
          <table:table-cell table:style-name="ce2" office:value-type="string" calcext:value-type="string">
            <text:p>637.026.904.117</text:p>
          </table:table-cell>
          <table:table-cell table:style-name="ce2" table:number-columns-repeated="2"/>
          <table:table-cell table:style-name="ce2" office:value-type="string" calcext:value-type="string">
            <text:p>nfe@faber-castell.com.br 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04.457.627/0001-2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gerente.fisio@a3q.com.br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92.969.856/0001-98</text:p>
          </table:table-cell>
          <table:table-cell table:style-name="ce2" office:value-type="string" calcext:value-type="string">
            <text:p>149.427.541.11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03.949.150/0001-34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string" calcext:value-type="string">
            <text:p>00.799.205/0001-89</text:p>
          </table:table-cell>
          <table:table-cell table:style-name="ce2" office:value-type="string" calcext:value-type="string">
            <text:p>3.268.558-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82.508.433/0001-17</text:p>
          </table:table-cell>
          <table:table-cell table:style-name="ce2" office:value-type="string" calcext:value-type="string">
            <text:p>675.091.435.115</text:p>
          </table:table-cell>
          <table:table-cell table:style-name="ce2" table:number-columns-repeated="2"/>
          <table:table-cell table:style-name="ce2" office:value-type="string" calcext:value-type="string">
            <text:p>duarte@abacosmeticos.com.br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string" calcext:value-type="string">
            <text:p>00.489.050/0001-84</text:p>
          </table:table-cell>
          <table:table-cell table:style-name="ce2" office:value-type="string" calcext:value-type="string">
            <text:p>11717634911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03.826.029/0001-15</text:p>
          </table:table-cell>
          <table:table-cell table:style-name="ce2" office:value-type="string" calcext:value-type="string">
            <text:p>113.321.112.110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office:value-type="string" calcext:value-type="string">
            <text:p>22.093.261/0001-36</text:p>
          </table:table-cell>
          <table:table-cell table:style-name="ce2" office:value-type="string" calcext:value-type="string">
            <text:p>492.010.720.115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office:value-type="string" calcext:value-type="string">
            <text:p>06.921.579/0001-01</text:p>
          </table:table-cell>
          <table:table-cell table:style-name="ce2" office:value-type="string" calcext:value-type="string">
            <text:p>424.055.866.11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74.704.008/0001-75</text:p>
          </table:table-cell>
          <table:table-cell table:style-name="ce2" office:value-type="string" calcext:value-type="string">
            <text:p>701.837960.030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11.111.860/0001-19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office:value-type="string" calcext:value-type="string">
            <text:p>76.440.528/0001-43</text:p>
          </table:table-cell>
          <table:table-cell table:style-name="ce2" office:value-type="string" calcext:value-type="string">
            <text:p>100.060.928.119 <text:s text:c="2"/></text:p>
          </table:table-cell>
          <table:table-cell table:style-name="ce2" table:number-columns-repeated="2"/>
          <table:table-cell table:style-name="ce2" office:value-type="string" calcext:value-type="string">
            <text:p>simone.engler@abbott.com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office:value-type="string" calcext:value-type="string">
            <text:p>08.242.583/0001-79</text:p>
          </table:table-cell>
          <table:table-cell table:style-name="ce2" office:value-type="string" calcext:value-type="string">
            <text:p>81730687</text:p>
          </table:table-cell>
          <table:table-cell table:style-name="ce2" table:number-columns-repeated="2"/>
          <table:table-cell table:style-name="ce2" office:value-type="string" calcext:value-type="string">
            <text:p>ai.notafiscal@abbott.com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office:value-type="string" calcext:value-type="string">
            <text:p>17.469.701/0106-44</text:p>
          </table:table-cell>
          <table:table-cell table:style-name="ce2" office:value-type="string" calcext:value-type="string">
            <text:p>100.037.164.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office:value-type="string" calcext:value-type="string">
            <text:p>95.591.764/0001-05</text:p>
          </table:table-cell>
          <table:table-cell table:style-name="ce2" office:value-type="string" calcext:value-type="string">
            <text:p>142192238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office:value-type="string" calcext:value-type="string">
            <text:p>76.484.013/0001-45</text:p>
          </table:table-cell>
          <table:table-cell table:style-name="ce2" office:value-type="string" calcext:value-type="string">
            <text:p>635.214.651.110</text:p>
          </table:table-cell>
          <table:table-cell table:style-name="ce2" table:number-columns-repeated="2"/>
          <table:table-cell table:style-name="ce2" office:value-type="string" calcext:value-type="string">
            <text:p>compras@abc-lab.com.br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office:value-type="string" calcext:value-type="string">
            <text:p>07.213.544/0001-80</text:p>
          </table:table-cell>
          <table:table-cell table:style-name="ce2" office:value-type="string" calcext:value-type="string">
            <text:p>115.937.662.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office:value-type="string" calcext:value-type="string">
            <text:p>03.103.507/0001-69</text:p>
          </table:table-cell>
          <table:table-cell table:style-name="ce2" office:value-type="string" calcext:value-type="string">
            <text:p>286.204.942.11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office:value-type="string" calcext:value-type="string">
            <text:p>07.322.382/0004-61</text:p>
          </table:table-cell>
          <table:table-cell table:style-name="ce2" office:value-type="string" calcext:value-type="string">
            <text:p>7016957520081 <text:s text:c="4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office:value-type="string" calcext:value-type="string">
            <text:p>09.018.597/0001-76</text:p>
          </table:table-cell>
          <table:table-cell table:style-name="ce2" office:value-type="string" calcext:value-type="string">
            <text:p>639.064.895.110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office:value-type="string" calcext:value-type="string">
            <text:p>17.864.888/0001-03</text:p>
          </table:table-cell>
          <table:table-cell table:style-name="ce2" office:value-type="string" calcext:value-type="string">
            <text:p>116.300.091.113</text:p>
          </table:table-cell>
          <table:table-cell table:style-name="ce2" table:number-columns-repeated="2"/>
          <table:table-cell table:style-name="ce2" office:value-type="string" calcext:value-type="string">
            <text:p>qualidade@abrequim.com.br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office:value-type="string" calcext:value-type="string">
            <text:p>05.642.544/0001-70</text:p>
          </table:table-cell>
          <table:table-cell table:style-name="ce2" office:value-type="string" calcext:value-type="string">
            <text:p>109.242.940.115</text:p>
          </table:table-cell>
          <table:table-cell table:style-name="ce2" table:number-columns-repeated="2"/>
          <table:table-cell table:style-name="ce2" office:value-type="string" calcext:value-type="string">
            <text:p>fiscal@absi.com.br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office:value-type="string" calcext:value-type="string">
            <text:p>90.195.892/0019-45</text:p>
          </table:table-cell>
          <table:table-cell table:style-name="ce2" office:value-type="string" calcext:value-type="string">
            <text:p>148966634114</text:p>
          </table:table-cell>
          <table:table-cell table:style-name="ce2" table:number-columns-repeated="2"/>
          <table:table-cell table:style-name="ce2" office:value-type="string" calcext:value-type="string">
            <text:p>fiscal@absi.com.br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office:value-type="string" calcext:value-type="string">
            <text:p>00.096.689/0001-08</text:p>
          </table:table-cell>
          <table:table-cell table:style-name="ce2" office:value-type="string" calcext:value-type="string">
            <text:p>117.005.980.110</text:p>
          </table:table-cell>
          <table:table-cell table:style-name="ce2" table:number-columns-repeated="2"/>
          <table:table-cell table:style-name="ce2" office:value-type="string" calcext:value-type="string">
            <text:p>luizfer@ipt.br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office:value-type="string" calcext:value-type="string">
            <text:p>03.488.261/0001-90</text:p>
          </table:table-cell>
          <table:table-cell table:style-name="ce2" office:value-type="string" calcext:value-type="string">
            <text:p>336.418.425.113 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office:value-type="string" calcext:value-type="string">
            <text:p>02.162.259/0004-07</text:p>
          </table:table-cell>
          <table:table-cell table:style-name="ce2" office:value-type="string" calcext:value-type="string">
            <text:p>902.003.6904</text:p>
          </table:table-cell>
          <table:table-cell table:style-name="ce2" table:number-columns-repeated="2"/>
          <table:table-cell table:style-name="ce2" office:value-type="string" calcext:value-type="string">
            <text:p>acc.calibracao@uol.com.br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office:value-type="string" calcext:value-type="string">
            <text:p>02.357.251/0001-53</text:p>
          </table:table-cell>
          <table:table-cell table:style-name="ce2" office:value-type="string" calcext:value-type="string">
            <text:p>906505851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office:value-type="string" calcext:value-type="string">
            <text:p>08.883.703/0001-17</text:p>
          </table:table-cell>
          <table:table-cell table:style-name="ce2" office:value-type="string" calcext:value-type="string">
            <text:p>149.671.888.112</text:p>
          </table:table-cell>
          <table:table-cell table:style-name="ce2" table:number-columns-repeated="2"/>
          <table:table-cell table:style-name="ce2" office:value-type="string" calcext:value-type="string">
            <text:p>ogiersantana@gmail.com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office:value-type="string" calcext:value-type="string">
            <text:p>82.277.955/0001-55</text:p>
          </table:table-cell>
          <table:table-cell table:style-name="ce2" office:value-type="string" calcext:value-type="string">
            <text:p>637319380112</text:p>
          </table:table-cell>
          <table:table-cell table:style-name="ce2" table:number-columns-repeated="2"/>
          <table:table-cell table:style-name="ce2" office:value-type="string" calcext:value-type="string">
            <text:p>rachel.christe@accert.com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office:value-type="string" calcext:value-type="string">
            <text:p>93.464.204/0001-64</text:p>
          </table:table-cell>
          <table:table-cell table:style-name="ce2" office:value-type="string" calcext:value-type="string">
            <text:p>112750394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office:value-type="string" calcext:value-type="string">
            <text:p>05.238.890/0001-98</text:p>
          </table:table-cell>
          <table:table-cell table:style-name="ce2" office:value-type="string" calcext:value-type="string">
            <text:p>1427524381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office:value-type="string" calcext:value-type="string">
            <text:p>78.588.415/0001-15</text:p>
          </table:table-cell>
          <table:table-cell table:style-name="ce2" office:value-type="string" calcext:value-type="string">
            <text:p>77.701.290</text:p>
          </table:table-cell>
          <table:table-cell table:style-name="ce2" table:number-columns-repeated="2"/>
          <table:table-cell table:style-name="ce2" office:value-type="string" calcext:value-type="string">
            <text:p>pfrederico@accumed.com.br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office:value-type="string" calcext:value-type="string">
            <text:p>84.307.974/0001-02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office:value-type="string" calcext:value-type="string">
            <text:p>04.857.522/0001-65</text:p>
          </table:table-cell>
          <table:table-cell table:style-name="ce2" office:value-type="string" calcext:value-type="string">
            <text:p>11691653411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office:value-type="string" calcext:value-type="string">
            <text:p>67.620.377/0004-67</text:p>
          </table:table-cell>
          <table:table-cell table:style-name="ce2" office:value-type="string" calcext:value-type="string">
            <text:p>115.697.192.118</text:p>
          </table:table-cell>
          <table:table-cell table:style-name="ce2" table:number-columns-repeated="2"/>
          <table:table-cell table:style-name="ce2" office:value-type="string" calcext:value-type="string">
            <text:p>guilherme@acecoti.com.br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office:value-type="string" calcext:value-type="string">
            <text:p>07.521.890/0002-07</text:p>
          </table:table-cell>
          <table:table-cell table:style-name="ce2" office:value-type="string" calcext:value-type="string">
            <text:p>10.009.46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office:value-type="string" calcext:value-type="string">
            <text:p>10.307.392/0001-90</text:p>
          </table:table-cell>
          <table:table-cell table:style-name="ce2" office:value-type="string" calcext:value-type="string">
            <text:p>647.546.149.117</text:p>
          </table:table-cell>
          <table:table-cell table:style-name="ce2" table:number-columns-repeated="2"/>
          <table:table-cell table:style-name="ce2" office:value-type="string" calcext:value-type="string">
            <text:p>sandro@silcarpneus.com.br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office:value-type="string" calcext:value-type="string">
            <text:p>92.959.006/0008-85</text:p>
          </table:table-cell>
          <table:table-cell table:style-name="ce2" office:value-type="string" calcext:value-type="string">
            <text:p>113.403.049.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office:value-type="string" calcext:value-type="string">
            <text:p>82.662.958/0001-02</text:p>
          </table:table-cell>
          <table:table-cell table:style-name="ce2" office:value-type="string" calcext:value-type="string">
            <text:p>000</text:p>
          </table:table-cell>
          <table:table-cell table:style-name="ce2" table:number-columns-repeated="2"/>
          <table:table-cell table:style-name="ce2" office:value-type="string" calcext:value-type="string">
            <text:p>barbaranazare_araujo@hotmail.com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office:value-type="string" calcext:value-type="string">
            <text:p>92.034.321/0001-25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74.871.963/0001-05</text:p>
          </table:table-cell>
          <table:table-cell table:style-name="ce2" office:value-type="string" calcext:value-type="string">
            <text:p>145.169.032.110</text:p>
          </table:table-cell>
          <table:table-cell table:style-name="ce2" table:number-columns-repeated="2"/>
          <table:table-cell table:style-name="ce2" office:value-type="string" calcext:value-type="string">
            <text:p>importacao@ajlab.com.br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office:value-type="string" calcext:value-type="string">
            <text:p>07.186.807/0001-00</text:p>
          </table:table-cell>
          <table:table-cell table:style-name="ce2" office:value-type="string" calcext:value-type="string">
            <text:p>336.059.160.110</text:p>
          </table:table-cell>
          <table:table-cell table:style-name="ce2" table:number-columns-repeated="2"/>
          <table:table-cell table:style-name="ce2" office:value-type="string" calcext:value-type="string">
            <text:p>rubens.junior@ache.com.br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office:value-type="string" calcext:value-type="string">
            <text:p>12.453.846/0001-66</text:p>
          </table:table-cell>
          <table:table-cell table:style-name="ce2" office:value-type="string" calcext:value-type="string">
            <text:p>118.827.965.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office:value-type="string" calcext:value-type="string">
            <text:p>76.694.181/0001-65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office:value-type="string" calcext:value-type="string">
            <text:p>04.041.933/0013-11</text:p>
          </table:table-cell>
          <table:table-cell table:style-name="ce2" office:value-type="string" calcext:value-type="string">
            <text:p>250.879.972</text:p>
          </table:table-cell>
          <table:table-cell table:style-name="ce2" table:number-columns-repeated="2"/>
          <table:table-cell table:style-name="ce2" office:value-type="string" calcext:value-type="string">
            <text:p>metrologia@acopecas.com.br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office:value-type="string" calcext:value-type="string">
            <text:p>11.252.642/0008-70</text:p>
          </table:table-cell>
          <table:table-cell table:style-name="ce2" office:value-type="string" calcext:value-type="string">
            <text:p>110806259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office:value-type="string" calcext:value-type="string">
            <text:p>00.028.986/0147-53</text:p>
          </table:table-cell>
          <table:table-cell table:style-name="ce2" office:value-type="string" calcext:value-type="string">
            <text:p>149507243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office:value-type="string" calcext:value-type="string">
            <text:p>10.318.701/0001-27</text:p>
          </table:table-cell>
          <table:table-cell table:style-name="ce2" office:value-type="string" calcext:value-type="string">
            <text:p>398.003.822.111</text:p>
          </table:table-cell>
          <table:table-cell table:style-name="ce2" table:number-columns-repeated="2"/>
          <table:table-cell table:style-name="ce2" office:value-type="string" calcext:value-type="string">
            <text:p>renato.santos@acotecnica.com.br 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office:value-type="string" calcext:value-type="string">
            <text:p>07.322.382/0001-19</text:p>
          </table:table-cell>
          <table:table-cell table:style-name="ce2" office:value-type="string" calcext:value-type="string">
            <text:p>181.292.443.117</text:p>
          </table:table-cell>
          <table:table-cell table:style-name="ce2" table:number-columns-repeated="2"/>
          <table:table-cell table:style-name="ce2" office:value-type="string" calcext:value-type="string">
            <text:p>compras@acquaboom.com.br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office:value-type="string" calcext:value-type="string">
            <text:p>02.905.424/0051-90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lex@acquaconsulting.com.br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02.905.424/0017-98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qualidade@acqualablaboratorio.com.br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office:value-type="string" calcext:value-type="string">
            <text:p>01.241.994/0001-09</text:p>
          </table:table-cell>
          <table:table-cell table:style-name="ce2" office:value-type="string" calcext:value-type="string">
            <text:p>.</text:p>
          </table:table-cell>
          <table:table-cell table:style-name="ce2" table:number-columns-repeated="2"/>
          <table:table-cell table:style-name="ce2" office:value-type="string" calcext:value-type="string">
            <text:p>aql@aql.com.br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office:value-type="string" calcext:value-type="string">
            <text:p>01.241.994/0004-43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office:value-type="string" calcext:value-type="string">
            <text:p>01.241.994/0010-91</text:p>
          </table:table-cell>
          <table:table-cell table:style-name="ce2" office:value-type="string" calcext:value-type="string">
            <text:p>251866130</text:p>
          </table:table-cell>
          <table:table-cell table:style-name="ce2" table:number-columns-repeated="2"/>
          <table:table-cell table:style-name="ce2" office:value-type="string" calcext:value-type="string">
            <text:p>djessica@acquaplant.com.br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office:value-type="string" calcext:value-type="string">
            <text:p>01.241.994/0006-05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qualidade@acquasyslaboratorio.net.br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office:value-type="string" calcext:value-type="string">
            <text:p>01.241.994/0016-87</text:p>
          </table:table-cell>
          <table:table-cell table:style-name="ce2" office:value-type="string" calcext:value-type="string">
            <text:p>113.531.302.110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office:value-type="string" calcext:value-type="string">
            <text:p>07.871.613/0001-43</text:p>
          </table:table-cell>
          <table:table-cell table:style-name="ce2" office:value-type="string" calcext:value-type="string">
            <text:p>116.395.933.110-ME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office:value-type="string" calcext:value-type="string">
            <text:p>92.971.845/0001-42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qualidade@acslab.com.br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10.655.727/0001-60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office:value-type="string" calcext:value-type="string">
            <text:p>02.579.917/0001-18</text:p>
          </table:table-cell>
          <table:table-cell table:style-name="ce2" office:value-type="string" calcext:value-type="string">
            <text:p>10.486.525-3</text:p>
          </table:table-cell>
          <table:table-cell table:style-name="ce2" table:number-columns-repeated="2"/>
          <table:table-cell table:style-name="ce2" office:value-type="string" calcext:value-type="string">
            <text:p>qualidade@acslab.com.br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office:value-type="string" calcext:value-type="string">
            <text:p>48.295.562/0014-50</text:p>
          </table:table-cell>
          <table:table-cell table:style-name="ce2" office:value-type="string" calcext:value-type="string">
            <text:p>81.960.402</text:p>
          </table:table-cell>
          <table:table-cell table:style-name="ce2" table:number-columns-repeated="2"/>
          <table:table-cell table:style-name="ce2" office:value-type="string" calcext:value-type="string">
            <text:p>flavia@erowlabs.com.br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office:value-type="string" calcext:value-type="string">
            <text:p>06.167.061/0001-24</text:p>
          </table:table-cell>
          <table:table-cell table:style-name="ce2" office:value-type="string" calcext:value-type="string">
            <text:p>116.657.176.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office:value-type="string" calcext:value-type="string">
            <text:p>76.619.113/0001-31</text:p>
          </table:table-cell>
          <table:table-cell table:style-name="ce2" office:value-type="string" calcext:value-type="string">
            <text:p>626337513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office:value-type="string" calcext:value-type="string">
            <text:p>48.295.562/0018-84</text:p>
          </table:table-cell>
          <table:table-cell table:style-name="ce2" office:value-type="string" calcext:value-type="string">
            <text:p>56500076511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office:value-type="string" calcext:value-type="string">
            <text:p>02.921.346/0001-58</text:p>
          </table:table-cell>
          <table:table-cell table:style-name="ce2" office:value-type="string" calcext:value-type="string">
            <text:p>209.001.864.114</text:p>
          </table:table-cell>
          <table:table-cell table:style-name="ce2" table:number-columns-repeated="2"/>
          <table:table-cell table:style-name="ce2" office:value-type="string" calcext:value-type="string">
            <text:p>nfe@ajax.com.br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office:value-type="string" calcext:value-type="string">
            <text:p>83.661.074/0001-04</text:p>
          </table:table-cell>
          <table:table-cell table:style-name="ce2" office:value-type="string" calcext:value-type="string">
            <text:p>002079063-00-2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office:value-type="string" calcext:value-type="string">
            <text:p>10.994.818/0001-20</text:p>
          </table:table-cell>
          <table:table-cell table:style-name="ce2" office:value-type="string" calcext:value-type="string">
            <text:p>63544279811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office:value-type="string" calcext:value-type="string">
            <text:p>81.764.789/0002-30</text:p>
          </table:table-cell>
          <table:table-cell table:style-name="ce2" office:value-type="string" calcext:value-type="string">
            <text:p>209.209.075.116</text:p>
          </table:table-cell>
          <table:table-cell table:style-name="ce2" table:number-columns-repeated="2"/>
          <table:table-cell table:style-name="ce2" office:value-type="string" calcext:value-type="string">
            <text:p>qualidade@acusticaorlandi.com.br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office:value-type="string" calcext:value-type="string">
            <text:p>83.395.921/0003-90</text:p>
          </table:table-cell>
          <table:table-cell table:style-name="ce2" office:value-type="string" calcext:value-type="string">
            <text:p>712.018.360.116</text:p>
          </table:table-cell>
          <table:table-cell table:style-name="ce2" table:number-columns-repeated="2"/>
          <table:table-cell table:style-name="ce2" office:value-type="string" calcext:value-type="string">
            <text:p>junior@adoro.com.br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office:value-type="string" calcext:value-type="string">
            <text:p>21.207.186/0001-24</text:p>
          </table:table-cell>
          <table:table-cell table:style-name="ce2" office:value-type="string" calcext:value-type="string">
            <text:p>601.07287-44</text:p>
          </table:table-cell>
          <table:table-cell table:style-name="ce2" table:number-columns-repeated="2"/>
          <table:table-cell table:style-name="ce2" office:value-type="string" calcext:value-type="string">
            <text:p>apacheco@milenia.com.br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office:value-type="string" calcext:value-type="string">
            <text:p>04.008.342/0001-09</text:p>
          </table:table-cell>
          <table:table-cell table:style-name="ce2" office:value-type="string" calcext:value-type="string">
            <text:p>250400421</text:p>
          </table:table-cell>
          <table:table-cell table:style-name="ce2" table:number-columns-repeated="2"/>
          <table:table-cell table:style-name="ce2" office:value-type="string" calcext:value-type="string">
            <text:p>adriano.laste@adami.com.br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office:value-type="string" calcext:value-type="string">
            <text:p>09.579.096/0001-69</text:p>
          </table:table-cell>
          <table:table-cell table:style-name="ce2" office:value-type="string" calcext:value-type="string">
            <text:p>117.112.270.114</text:p>
          </table:table-cell>
          <table:table-cell table:style-name="ce2" table:number-columns-repeated="2"/>
          <table:table-cell table:style-name="ce2" office:value-type="string" calcext:value-type="string">
            <text:p>cristina@adarve.com.br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office:value-type="string" calcext:value-type="string">
            <text:p>03.776.284/0006-05</text:p>
          </table:table-cell>
          <table:table-cell table:style-name="ce2" office:value-type="string" calcext:value-type="string">
            <text:p><text:s text:c="18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office:value-type="string" calcext:value-type="string">
            <text:p>02.742.505/0001-5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office:value-type="string" calcext:value-type="string">
            <text:p>61.064.911/0017-34</text:p>
          </table:table-cell>
          <table:table-cell table:style-name="ce2" office:value-type="string" calcext:value-type="string">
            <text:p>29579418-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office:value-type="string" calcext:value-type="string">
            <text:p>08.654.861/0001-03</text:p>
          </table:table-cell>
          <table:table-cell table:style-name="ce2" office:value-type="string" calcext:value-type="string">
            <text:p>602.065.921.117</text:p>
          </table:table-cell>
          <table:table-cell table:style-name="ce2" table:number-columns-repeated="2"/>
          <table:table-cell table:style-name="ce2" office:value-type="string" calcext:value-type="string">
            <text:p>laboratorio@adimaxpet.com.br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47.247.705/0001-71</text:p>
          </table:table-cell>
          <table:table-cell table:style-name="ce2" office:value-type="string" calcext:value-type="string">
            <text:p>102955387</text:p>
          </table:table-cell>
          <table:table-cell table:style-name="ce2" table:number-columns-repeated="2"/>
          <table:table-cell table:style-name="ce2" office:value-type="string" calcext:value-type="string">
            <text:p>kleber.resende@adm.com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office:value-type="string" calcext:value-type="string">
            <text:p>01.543.032/0001-04</text:p>
          </table:table-cell>
          <table:table-cell table:style-name="ce2" office:value-type="string" calcext:value-type="string">
            <text:p>254417566</text:p>
          </table:table-cell>
          <table:table-cell table:style-name="ce2" table:number-columns-repeated="2"/>
          <table:table-cell table:style-name="ce2" office:value-type="string" calcext:value-type="string">
            <text:p>grazieli.baseggio@adm.com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26.246.194/0001-01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office:value-type="string" calcext:value-type="string">
            <text:p>02.166.922/0001-0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office:value-type="string" calcext:value-type="string">
            <text:p>10.228.279/0001-19</text:p>
          </table:table-cell>
          <table:table-cell table:style-name="ce2" office:value-type="string" calcext:value-type="string">
            <text:p>657.258.322.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office:value-type="string" calcext:value-type="string">
            <text:p>03.903.640/0001-08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laboratoriorastrus@hotmail.com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office:value-type="string" calcext:value-type="string">
            <text:p>09.294.095/0001-78</text:p>
          </table:table-cell>
          <table:table-cell table:style-name="ce2" office:value-type="string" calcext:value-type="string">
            <text:p>324.950117.0010</text:p>
          </table:table-cell>
          <table:table-cell table:style-name="ce2" table:number-columns-repeated="2"/>
          <table:table-cell table:style-name="ce2" office:value-type="string" calcext:value-type="string">
            <text:p>nfe_aees@aeesinc.com </text:p>
          </table:table-cell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office:value-type="string" calcext:value-type="string">
            <text:p>07.373.434/0001-86</text:p>
          </table:table-cell>
          <table:table-cell table:style-name="ce2" office:value-type="string" calcext:value-type="string">
            <text:p>373.105.427.110</text:p>
          </table:table-cell>
          <table:table-cell table:style-name="ce2" table:number-columns-repeated="2"/>
          <table:table-cell table:style-name="ce2" office:value-type="string" calcext:value-type="string">
            <text:p>andre@aepi.com.br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office:value-type="string" calcext:value-type="string">
            <text:p>13.240.906/0001-25</text:p>
          </table:table-cell>
          <table:table-cell table:style-name="ce2" office:value-type="string" calcext:value-type="string">
            <text:p>367.197.836.007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office:value-type="string" calcext:value-type="string">
            <text:p>81.905.176/0001-94</text:p>
          </table:table-cell>
          <table:table-cell table:style-name="ce2" office:value-type="string" calcext:value-type="string">
            <text:p>8022037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office:value-type="string" calcext:value-type="string">
            <text:p>81.322.141/0001-22</text:p>
          </table:table-cell>
          <table:table-cell table:style-name="ce2" office:value-type="string" calcext:value-type="string">
            <text:p>85.961.462 <text:s text:c="7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office:value-type="string" calcext:value-type="string">
            <text:p>02.297.602/0001-88</text:p>
          </table:table-cell>
          <table:table-cell table:style-name="ce2" office:value-type="string" calcext:value-type="string">
            <text:p>112.120.902.11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office:value-type="string" calcext:value-type="string">
            <text:p>01.970.368/0001-45</text:p>
          </table:table-cell>
          <table:table-cell table:style-name="ce2" office:value-type="string" calcext:value-type="string">
            <text:p>206231646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76.839.356/0001-85</text:p>
          </table:table-cell>
          <table:table-cell table:style-name="ce2" office:value-type="string" calcext:value-type="string">
            <text:p>901.88832-9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office:value-type="string" calcext:value-type="string">
            <text:p>62.070.362/0001-06</text:p>
          </table:table-cell>
          <table:table-cell table:style-name="ce2" office:value-type="string" calcext:value-type="string">
            <text:p>132015298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office:value-type="string" calcext:value-type="string">
            <text:p>76.440.528/0005-7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office:value-type="string" calcext:value-type="string">
            <text:p>00.467.916/0001-56</text:p>
          </table:table-cell>
          <table:table-cell table:style-name="ce2" office:value-type="string" calcext:value-type="string">
            <text:p>535189879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office:value-type="string" calcext:value-type="string">
            <text:p>06.065.407/0001-83</text:p>
          </table:table-cell>
          <table:table-cell table:style-name="ce2" office:value-type="string" calcext:value-type="string">
            <text:p>53514305211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01.838.723/0270-84</text:p>
          </table:table-cell>
          <table:table-cell table:style-name="ce2" office:value-type="string" calcext:value-type="string">
            <text:p>18.6.001.0213368-9</text:p>
          </table:table-cell>
          <table:table-cell table:style-name="ce2" table:number-columns-repeated="2"/>
          <table:table-cell table:style-name="ce2" office:value-type="string" calcext:value-type="string">
            <text:p>afericao@afericao.com.br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office:value-type="string" calcext:value-type="string">
            <text:p>45.990.181/0012-31</text:p>
          </table:table-cell>
          <table:table-cell table:style-name="ce2" office:value-type="string" calcext:value-type="string">
            <text:p>7984853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office:value-type="string" calcext:value-type="string">
            <text:p>78.099.777/0001-42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office:value-type="string" calcext:value-type="string">
            <text:p>89.252.431/0001-59</text:p>
          </table:table-cell>
          <table:table-cell table:style-name="ce2" office:value-type="string" calcext:value-type="string">
            <text:p>717.112.522.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office:value-type="string" calcext:value-type="string">
            <text:p>05.084.874/0001-98</text:p>
          </table:table-cell>
          <table:table-cell table:style-name="ce2" office:value-type="string" calcext:value-type="string">
            <text:p>85.387.960</text:p>
          </table:table-cell>
          <table:table-cell table:style-name="ce2" table:number-columns-repeated="2"/>
          <table:table-cell table:style-name="ce2" office:value-type="string" calcext:value-type="string">
            <text:p>qualidade@agaplastic.com.br</text:p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office:value-type="string" calcext:value-type="string">
            <text:p>04.980.517/0001-45</text:p>
          </table:table-cell>
          <table:table-cell table:style-name="ce2" office:value-type="string" calcext:value-type="string">
            <text:p>114.549.910.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office:value-type="string" calcext:value-type="string">
            <text:p>47.010.566/0001-68</text:p>
          </table:table-cell>
          <table:table-cell table:style-name="ce2" office:value-type="string" calcext:value-type="string">
            <text:p>057016987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office:value-type="string" calcext:value-type="string">
            <text:p>03.308.741/0001-22</text:p>
          </table:table-cell>
          <table:table-cell table:style-name="ce2" office:value-type="string" calcext:value-type="string">
            <text:p>332088100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office:value-type="string" calcext:value-type="string">
            <text:p>04.857.370/0001-09</text:p>
          </table:table-cell>
          <table:table-cell table:style-name="ce2" office:value-type="string" calcext:value-type="string">
            <text:p>82.000.720</text:p>
          </table:table-cell>
          <table:table-cell table:style-name="ce2" table:number-columns-repeated="2"/>
          <table:table-cell table:style-name="ce2" office:value-type="string" calcext:value-type="string">
            <text:p>luana@agena.com.br</text:p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office:value-type="string" calcext:value-type="string">
            <text:p>07.161.056/0001-77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laboratorioadapi@gmail.com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office:value-type="string" calcext:value-type="string">
            <text:p>00.942.081/0001-49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divlab.adapec@gmail.com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office:value-type="string" calcext:value-type="string">
            <text:p>11.000.947/0001-19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office:value-type="string" calcext:value-type="string">
            <text:p>10.849.417/0001-8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luciana.dionizio@adad.ba.gov.br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office:value-type="string" calcext:value-type="string">
            <text:p>01.838.723/0376-32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office:value-type="string" calcext:value-type="string">
            <text:p>43.776.517/0443-90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gferronato@anp.gov.br</text:p>
          </table:table-cell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office:value-type="string" calcext:value-type="string">
            <text:p>07.376.975/0001-68</text:p>
          </table:table-cell>
          <table:table-cell table:style-name="ce2" office:value-type="string" calcext:value-type="string">
            <text:p>7.247.246</text:p>
          </table:table-cell>
          <table:table-cell table:style-name="ce2" table:number-columns-repeated="2"/>
          <table:table-cell table:style-name="ce2" office:value-type="string" calcext:value-type="string">
            <text:p>agenorflj@gmail.com</text:p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office:value-type="string" calcext:value-type="string">
            <text:p>03.144.465/0002-95</text:p>
          </table:table-cell>
          <table:table-cell table:style-name="ce2" office:value-type="string" calcext:value-type="string">
            <text:p>149.579.323.112</text:p>
          </table:table-cell>
          <table:table-cell table:style-name="ce2" table:number-columns-repeated="2"/>
          <table:table-cell table:style-name="ce2" office:value-type="string" calcext:value-type="string">
            <text:p>araujo.cleo@agileexpress.com.br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office:value-type="string" calcext:value-type="string">
            <text:p>05.364.904/0001-10</text:p>
          </table:table-cell>
          <table:table-cell table:style-name="ce2" office:value-type="string" calcext:value-type="string">
            <text:p>244.650.865.11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12.219.958/0001-57</text:p>
          </table:table-cell>
          <table:table-cell table:style-name="ce2" office:value-type="string" calcext:value-type="string">
            <text:p>206.109.770.110</text:p>
          </table:table-cell>
          <table:table-cell table:style-name="ce2" table:number-columns-repeated="2"/>
          <table:table-cell table:style-name="ce2" office:value-type="string" calcext:value-type="string">
            <text:p>mayara_silvestre@non.agilent.com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office:value-type="string" calcext:value-type="string">
            <text:p>20.971.057/0001-45</text:p>
          </table:table-cell>
          <table:table-cell table:style-name="ce2" office:value-type="string" calcext:value-type="string">
            <text:p>206.110.193.11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office:value-type="string" calcext:value-type="string">
            <text:p>10.247.089/0001-49</text:p>
          </table:table-cell>
          <table:table-cell table:style-name="ce2" office:value-type="string" calcext:value-type="string">
            <text:p>142859845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office:value-type="string" calcext:value-type="string">
            <text:p>06.164.913/0001-20</text:p>
          </table:table-cell>
          <table:table-cell table:style-name="ce2" office:value-type="string" calcext:value-type="string">
            <text:p>ISENTO <text:s text:c="11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office:value-type="string" calcext:value-type="string">
            <text:p>15.428.335/0001-82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gritech@osite.com.br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office:value-type="string" calcext:value-type="string">
            <text:p>03.775.069/0041-72</text:p>
          </table:table-cell>
          <table:table-cell table:style-name="ce2" office:value-type="string" calcext:value-type="string">
            <text:p>90142678-3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office:value-type="string" calcext:value-type="string">
            <text:p>02.914.460/0286-75</text:p>
          </table:table-cell>
          <table:table-cell table:style-name="ce2" office:value-type="string" calcext:value-type="string">
            <text:p>461.030.302.111</text:p>
          </table:table-cell>
          <table:table-cell table:style-name="ce2" table:number-columns-repeated="2"/>
          <table:table-cell table:style-name="ce2" office:value-type="string" calcext:value-type="string">
            <text:p>labsolos@agrimonte.agr.br</text:p>
          </table:table-cell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office:value-type="string" calcext:value-type="string">
            <text:p>00.402.552/0005-50</text:p>
          </table:table-cell>
          <table:table-cell table:style-name="ce2" office:value-type="string" calcext:value-type="string">
            <text:p>002770131009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office:value-type="string" calcext:value-type="string">
            <text:p>01.838.723/0364-0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delmir.meneghel@gmail.com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office:value-type="string" calcext:value-type="string">
            <text:p>26.176.436/0014-44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office:value-type="string" calcext:value-type="string">
            <text:p>02.003.402/0046-77</text:p>
          </table:table-cell>
          <table:table-cell table:style-name="ce2" office:value-type="string" calcext:value-type="string">
            <text:p>168.009.671.117</text:p>
          </table:table-cell>
          <table:table-cell table:style-name="ce2" table:number-columns-repeated="2"/>
          <table:table-cell table:style-name="ce2" office:value-type="string" calcext:value-type="string">
            <text:p>bruna.buim@shefa.com.br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office:value-type="string" calcext:value-type="string">
            <text:p>87.156.352/0001-19</text:p>
          </table:table-cell>
          <table:table-cell table:style-name="ce2" office:value-type="string" calcext:value-type="string">
            <text:p>10.342.519-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office:value-type="string" calcext:value-type="string">
            <text:p>42.565.697/0006-00</text:p>
          </table:table-cell>
          <table:table-cell table:style-name="ce2" office:value-type="string" calcext:value-type="string">
            <text:p>28347429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office:value-type="string" calcext:value-type="string">
            <text:p>03.639.662/0002-85</text:p>
          </table:table-cell>
          <table:table-cell table:style-name="ce2" office:value-type="string" calcext:value-type="string">
            <text:p>ISENTO <text:s/></text:p>
          </table:table-cell>
          <table:table-cell table:style-name="ce2" table:number-columns-repeated="2"/>
          <table:table-cell table:style-name="ce2" office:value-type="string" calcext:value-type="string">
            <text:p>comercial@soloseplantas.com.br</text:p>
          </table:table-cell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office:value-type="string" calcext:value-type="string">
            <text:p>85.778.074/0001-06</text:p>
          </table:table-cell>
          <table:table-cell table:style-name="ce2" office:value-type="string" calcext:value-type="string">
            <text:p>587.116.960.117</text:p>
          </table:table-cell>
          <table:table-cell table:style-name="ce2" table:number-columns-repeated="2"/>
          <table:table-cell table:style-name="ce2" office:value-type="string" calcext:value-type="string">
            <text:p>depto.fiscal@agroceres.com</text:p>
          </table:table-cell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office:value-type="string" calcext:value-type="string">
            <text:p>50.290.329/0061-43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grolab@laboratorioagrolab.com.br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office:value-type="string" calcext:value-type="string">
            <text:p>83.476.911/0001-17</text:p>
          </table:table-cell>
          <table:table-cell table:style-name="ce2" office:value-type="string" calcext:value-type="string">
            <text:p>491.009.454.118</text:p>
          </table:table-cell>
          <table:table-cell table:style-name="ce2" table:number-columns-repeated="2"/>
          <table:table-cell table:style-name="ce2" office:value-type="string" calcext:value-type="string">
            <text:p>aldo@agromen.com.br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office:value-type="string" calcext:value-type="string">
            <text:p>01.838.723/0224-49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77.890.846/0023-84</text:p>
          </table:table-cell>
          <table:table-cell table:style-name="ce2" office:value-type="string" calcext:value-type="string">
            <text:p>10.284.591-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office:value-type="string" calcext:value-type="string">
            <text:p>24.177.739/0001-31</text:p>
          </table:table-cell>
          <table:table-cell table:style-name="ce2" office:value-type="string" calcext:value-type="string">
            <text:p>ISENTA</text:p>
          </table:table-cell>
          <table:table-cell table:style-name="ce2" table:number-columns-repeated="2"/>
          <table:table-cell table:style-name="ce2" office:value-type="string" calcext:value-type="string">
            <text:p>graziela@agrosafety.com.br</text:p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office:value-type="string" calcext:value-type="string">
            <text:p>59.128.553/0034-35</text:p>
          </table:table-cell>
          <table:table-cell table:style-name="ce2" office:value-type="string" calcext:value-type="string">
            <text:p>442240402116</text:p>
          </table:table-cell>
          <table:table-cell table:style-name="ce2" table:number-columns-repeated="2"/>
          <table:table-cell table:style-name="ce2" office:value-type="string" calcext:value-type="string">
            <text:p>sergio.okutagawa@aqces.com.br</text:p>
          </table:table-cell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office:value-type="string" calcext:value-type="string">
            <text:p>00.396.895/0040-31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laboratorio@aguanorte.com.br</text:p>
          </table:table-cell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office:value-type="string" calcext:value-type="string">
            <text:p>04.497.482/0001-98</text:p>
          </table:table-cell>
          <table:table-cell table:style-name="ce2" office:value-type="string" calcext:value-type="string">
            <text:p>78.407.581</text:p>
          </table:table-cell>
          <table:table-cell table:style-name="ce2" table:number-columns-repeated="2"/>
          <table:table-cell table:style-name="ce2" office:value-type="string" calcext:value-type="string">
            <text:p>ricardo.franzan@aguasdasagulhasnegras.com.br</text:p>
          </table:table-cell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office:value-type="string" calcext:value-type="string">
            <text:p>03.775.069/0005-09</text:p>
          </table:table-cell>
          <table:table-cell table:style-name="ce2" office:value-type="string" calcext:value-type="string">
            <text:p>387.194.826.115</text:p>
          </table:table-cell>
          <table:table-cell table:style-name="ce2" table:number-columns-repeated="2"/>
          <table:table-cell table:style-name="ce2" office:value-type="string" calcext:value-type="string">
            <text:p>andressa.souza@aguasdeitu.com.br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office:value-type="string" calcext:value-type="string">
            <text:p>02.290.510/0001-76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office:value-type="string" calcext:value-type="string">
            <text:p>43.776.517/0588-54</text:p>
          </table:table-cell>
          <table:table-cell table:style-name="ce2" office:value-type="string" calcext:value-type="string">
            <text:p>28315129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office:value-type="string" calcext:value-type="string">
            <text:p>74.501.081/0001-40</text:p>
          </table:table-cell>
          <table:table-cell table:style-name="ce2" office:value-type="string" calcext:value-type="string">
            <text:p>114.137.110.110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office:value-type="string" calcext:value-type="string">
            <text:p>78.626.363/0001-24</text:p>
          </table:table-cell>
          <table:table-cell table:style-name="ce2" office:value-type="string" calcext:value-type="string">
            <text:p>90191495-8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office:value-type="string" calcext:value-type="string">
            <text:p>24.404.259/0001-66</text:p>
          </table:table-cell>
          <table:table-cell table:style-name="ce2" office:value-type="string" calcext:value-type="string">
            <text:p>12.382.276-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office:value-type="string" calcext:value-type="string">
            <text:p>13.718.661/0001-07</text:p>
          </table:table-cell>
          <table:table-cell table:style-name="ce2" office:value-type="string" calcext:value-type="string">
            <text:p>16.626.71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office:value-type="string" calcext:value-type="string">
            <text:p>83.566.299/0001-73</text:p>
          </table:table-cell>
          <table:table-cell table:style-name="ce2" office:value-type="string" calcext:value-type="string">
            <text:p>714.031.345.113</text:p>
          </table:table-cell>
          <table:table-cell table:style-name="ce2" table:number-columns-repeated="2"/>
          <table:table-cell table:style-name="ce2" office:value-type="string" calcext:value-type="string">
            <text:p>csc@agv.com.br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office:value-type="string" calcext:value-type="string">
            <text:p>05.593.563/0001-54</text:p>
          </table:table-cell>
          <table:table-cell table:style-name="ce2" office:value-type="string" calcext:value-type="string">
            <text:p>241.043.355.112</text:p>
          </table:table-cell>
          <table:table-cell table:style-name="ce2" table:number-columns-repeated="2"/>
          <table:table-cell table:style-name="ce2" office:value-type="string" calcext:value-type="string">
            <text:p>nfe-agv@fornecedor.neogrid.com</text:p>
          </table:table-cell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office:value-type="string" calcext:value-type="string">
            <text:p>12.613.484/0001-23</text:p>
          </table:table-cell>
          <table:table-cell table:style-name="ce2" office:value-type="string" calcext:value-type="string">
            <text:p>906.89698-2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14.049.467/0017-06</text:p>
          </table:table-cell>
          <table:table-cell table:style-name="ce2" office:value-type="string" calcext:value-type="string">
            <text:p>903.81343-1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office:value-type="string" calcext:value-type="string">
            <text:p>18.118.151/0001-04</text:p>
          </table:table-cell>
          <table:table-cell table:style-name="ce2"/>
          <table:table-cell table:style-name="ce2" office:value-type="string" calcext:value-type="string">
            <text:p>2431112</text:p>
          </table:table-cell>
          <table:table-cell table:style-name="ce2" table:number-columns-repeated="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office:value-type="string" calcext:value-type="string">
            <text:p>00.662.270/0009-15</text:p>
          </table:table-cell>
          <table:table-cell table:style-name="ce2" office:value-type="string" calcext:value-type="string">
            <text:p>24.470.302-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01.483.048/0001-60</text:p>
          </table:table-cell>
          <table:table-cell table:style-name="ce2" office:value-type="string" calcext:value-type="string">
            <text:p>116471268111</text:p>
          </table:table-cell>
          <table:table-cell table:style-name="ce2" table:number-columns-repeated="2"/>
          <table:table-cell table:style-name="ce2" office:value-type="string" calcext:value-type="string">
            <text:p>thiago.fonseca@bp.com</text:p>
          </table:table-cell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office:value-type="string" calcext:value-type="string">
            <text:p>34.274.233/0306-05</text:p>
          </table:table-cell>
          <table:table-cell table:style-name="ce2" office:value-type="string" calcext:value-type="string">
            <text:p>442.046.712.119</text:p>
          </table:table-cell>
          <table:table-cell table:style-name="ce2" table:number-columns-repeated="2"/>
          <table:table-cell table:style-name="ce2" office:value-type="string" calcext:value-type="string">
            <text:p>elias.celio@airliquide.com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77.595.395/0009-02</text:p>
          </table:table-cell>
          <table:table-cell table:style-name="ce2" office:value-type="string" calcext:value-type="string">
            <text:p>256712760</text:p>
          </table:table-cell>
          <table:table-cell table:style-name="ce2" table:number-columns-repeated="2"/>
          <table:table-cell table:style-name="ce2" office:value-type="string" calcext:value-type="string">
            <text:p>nfe.brasil@airliquide.com</text:p>
          </table:table-cell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office:value-type="string" calcext:value-type="string">
            <text:p>77.595.395/0002-28</text:p>
          </table:table-cell>
          <table:table-cell table:style-name="ce2" office:value-type="string" calcext:value-type="string">
            <text:p>25677099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office:value-type="string" calcext:value-type="string">
            <text:p>08.986.657/0001-81</text:p>
          </table:table-cell>
          <table:table-cell table:style-name="ce2" office:value-type="string" calcext:value-type="string">
            <text:p>336.018.686.112</text:p>
          </table:table-cell>
          <table:table-cell table:style-name="ce2" table:number-columns-repeated="2"/>
          <table:table-cell table:style-name="ce2" office:value-type="string" calcext:value-type="string">
            <text:p>tatiane.cruz@airliquide.com</text:p>
          </table:table-cell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office:value-type="string" calcext:value-type="string">
            <text:p>03.548.170/0001-01</text:p>
          </table:table-cell>
          <table:table-cell table:style-name="ce2" office:value-type="string" calcext:value-type="string">
            <text:p>417325212115</text:p>
          </table:table-cell>
          <table:table-cell table:style-name="ce2" table:number-columns-repeated="2"/>
          <table:table-cell table:style-name="ce2" office:value-type="string" calcext:value-type="string">
            <text:p>recebimento_lm@br.ajinomoto.com</text:p>
          </table:table-cell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office:value-type="string" calcext:value-type="string">
            <text:p>03.776.284/0022-25</text:p>
          </table:table-cell>
          <table:table-cell table:style-name="ce2" office:value-type="string" calcext:value-type="string">
            <text:p>90346371-6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office:value-type="string" calcext:value-type="string">
            <text:p>78.950.011/0001-20</text:p>
          </table:table-cell>
          <table:table-cell table:style-name="ce2" office:value-type="string" calcext:value-type="string">
            <text:p>38803604511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office:value-type="string" calcext:value-type="string">
            <text:p>10.628.979/0001-09</text:p>
          </table:table-cell>
          <table:table-cell table:style-name="ce2" office:value-type="string" calcext:value-type="string">
            <text:p>124/0218220</text:p>
          </table:table-cell>
          <table:table-cell table:style-name="ce2" table:number-columns-repeated="2"/>
          <table:table-cell table:style-name="ce2" office:value-type="string" calcext:value-type="string">
            <text:p>laboratorio@akso.com.br</text:p>
          </table:table-cell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office:value-type="string" calcext:value-type="string">
            <text:p>10.934.806/0001-00</text:p>
          </table:table-cell>
          <table:table-cell table:style-name="ce2" office:value-type="string" calcext:value-type="string">
            <text:p>635.072.704.119</text:p>
          </table:table-cell>
          <table:table-cell table:style-name="ce2" table:number-columns-repeated="2"/>
          <table:table-cell table:style-name="ce2" office:value-type="string" calcext:value-type="string">
            <text:p>paulo.dantas@sbc.akzonobel.com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office:value-type="string" calcext:value-type="string">
            <text:p>18.366.966/0001-02</text:p>
          </table:table-cell>
          <table:table-cell table:style-name="ce2" office:value-type="string" calcext:value-type="string">
            <text:p>388.002.424.119</text:p>
          </table:table-cell>
          <table:table-cell table:style-name="ce2" table:number-columns-repeated="2"/>
          <table:table-cell table:style-name="ce2" office:value-type="string" calcext:value-type="string">
            <text:p>ana.muller@akzonobel.com</text:p>
          </table:table-cell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office:value-type="string" calcext:value-type="string">
            <text:p>43.375.930/0001-32</text:p>
          </table:table-cell>
          <table:table-cell table:style-name="ce2" office:value-type="string" calcext:value-type="string">
            <text:p>81.41.907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office:value-type="string" calcext:value-type="string">
            <text:p>12.452.911/0001-39</text:p>
          </table:table-cell>
          <table:table-cell table:style-name="ce2" office:value-type="string" calcext:value-type="string">
            <text:p>5.188.96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office:value-type="string" calcext:value-type="string">
            <text:p>33.000.167/0809-70</text:p>
          </table:table-cell>
          <table:table-cell table:style-name="ce2" office:value-type="string" calcext:value-type="string">
            <text:p>219.005.880.11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office:value-type="string" calcext:value-type="string">
            <text:p>05.298.486/0001-00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2" office:value-type="string" calcext:value-type="string">
            <text:p>04.775.827/0002-09</text:p>
          </table:table-cell>
          <table:table-cell table:style-name="ce2" office:value-type="string" calcext:value-type="string">
            <text:p>25154397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office:value-type="string" calcext:value-type="string">
            <text:p>88.648.761/0001-03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eta@albev.com.br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office:value-type="string" calcext:value-type="string">
            <text:p>28.151.363/0001-47</text:p>
          </table:table-cell>
          <table:table-cell table:style-name="ce2" office:value-type="string" calcext:value-type="string">
            <text:p><text:s/>399.049.310.119</text:p>
          </table:table-cell>
          <table:table-cell table:style-name="ce2" table:number-columns-repeated="2"/>
          <table:table-cell table:style-name="ce2" office:value-type="string" calcext:value-type="string">
            <text:p>albrastecnica@netsite.com.br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46.251.021/0001-80</text:p>
          </table:table-cell>
          <table:table-cell table:style-name="ce2" office:value-type="string" calcext:value-type="string">
            <text:p>15.088.292-0</text:p>
          </table:table-cell>
          <table:table-cell table:style-name="ce2" table:number-columns-repeated="2"/>
          <table:table-cell table:style-name="ce2" office:value-type="string" calcext:value-type="string">
            <text:p>accbr@hydro.com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office:value-type="string" calcext:value-type="string">
            <text:p>07.768.652/0001-10</text:p>
          </table:table-cell>
          <table:table-cell table:style-name="ce2" office:value-type="string" calcext:value-type="string">
            <text:p>10.479.111-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office:value-type="string" calcext:value-type="string">
            <text:p>05.240.149/0001-61</text:p>
          </table:table-cell>
          <table:table-cell table:style-name="ce2" office:value-type="string" calcext:value-type="string">
            <text:p>626.314.648.117</text:p>
          </table:table-cell>
          <table:table-cell table:style-name="ce2" table:number-columns-repeated="2"/>
          <table:table-cell table:style-name="ce2" office:value-type="string" calcext:value-type="string">
            <text:p>laene.souza@alcoa.com.br</text:p>
          </table:table-cell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office:value-type="string" calcext:value-type="string">
            <text:p>94.813.102/0017-37</text:p>
          </table:table-cell>
          <table:table-cell table:style-name="ce2" office:value-type="string" calcext:value-type="string">
            <text:p>00780685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office:value-type="string" calcext:value-type="string">
            <text:p>08.597.121/0001-74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office:value-type="string" calcext:value-type="string">
            <text:p>01.261.681/0001-04</text:p>
          </table:table-cell>
          <table:table-cell table:style-name="ce2" office:value-type="string" calcext:value-type="string">
            <text:p>116544015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office:value-type="string" calcext:value-type="string">
            <text:p>10.944.048/0001-01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office:value-type="string" calcext:value-type="string">
            <text:p>08.595.095/0001-45</text:p>
          </table:table-cell>
          <table:table-cell table:style-name="ce2" office:value-type="string" calcext:value-type="string">
            <text:p>13370847</text:p>
          </table:table-cell>
          <table:table-cell table:style-name="ce2" table:number-columns-repeated="2"/>
          <table:table-cell table:style-name="ce2" office:value-type="string" calcext:value-type="string">
            <text:p>andre.epifanio@alere.com</text:p>
          </table:table-cell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office:value-type="string" calcext:value-type="string">
            <text:p>01.838.723/0154-00</text:p>
          </table:table-cell>
          <table:table-cell table:style-name="ce2" office:value-type="string" calcext:value-type="string">
            <text:p>81.745.98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office:value-type="string" calcext:value-type="string">
            <text:p>03.795.071/0001-16</text:p>
          </table:table-cell>
          <table:table-cell table:style-name="ce2" office:value-type="string" calcext:value-type="string">
            <text:p>7596035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office:value-type="string" calcext:value-type="string">
            <text:p>03.103.404/0001-07</text:p>
          </table:table-cell>
          <table:table-cell table:style-name="ce2" office:value-type="string" calcext:value-type="string">
            <text:p>20794179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office:value-type="string" calcext:value-type="string">
            <text:p>94.088.952/0001-52</text:p>
          </table:table-cell>
          <table:table-cell table:style-name="ce2" office:value-type="string" calcext:value-type="string">
            <text:p>582.850.062.118</text:p>
          </table:table-cell>
          <table:table-cell table:style-name="ce2" table:number-columns-repeated="2"/>
          <table:table-cell table:style-name="ce2" office:value-type="string" calcext:value-type="string">
            <text:p>financeiro@alexstewart.com.br</text:p>
          </table:table-cell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office:value-type="string" calcext:value-type="string">
            <text:p>09.460.962/0001-06</text:p>
          </table:table-cell>
          <table:table-cell table:style-name="ce2" office:value-type="string" calcext:value-type="string">
            <text:p>582.685.790.110</text:p>
          </table:table-cell>
          <table:table-cell table:style-name="ce2" table:number-columns-repeated="2"/>
          <table:table-cell table:style-name="ce2" office:value-type="string" calcext:value-type="string">
            <text:p>paulo@alexstewart.com.br</text:p>
          </table:table-cell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office:value-type="string" calcext:value-type="string">
            <text:p>75.855.957/0001-19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lexandrecazevedo@ig.com.br</text:p>
          </table:table-cell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office:value-type="string" calcext:value-type="string">
            <text:p>14.099.418/0001-02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lexandre@inframetro.com.br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office:value-type="string" calcext:value-type="string">
            <text:p>04.885.858/0001-31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office:value-type="string" calcext:value-type="string">
            <text:p>22.513.851/0001-70</text:p>
          </table:table-cell>
          <table:table-cell table:style-name="ce2" office:value-type="string" calcext:value-type="string">
            <text:p>1484854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office:value-type="string" calcext:value-type="string">
            <text:p>35.768.720/0001-86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04.683.974/0001-78</text:p>
          </table:table-cell>
          <table:table-cell table:style-name="ce2" office:value-type="string" calcext:value-type="string">
            <text:p>62311471811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office:value-type="string" calcext:value-type="string">
            <text:p>68.720.218/0001-54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lexandre@laboratorioalfa.com.br</text:p>
          </table:table-cell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office:value-type="string" calcext:value-type="string">
            <text:p>09.944.196/0001-47</text:p>
          </table:table-cell>
          <table:table-cell table:style-name="ce2" office:value-type="string" calcext:value-type="string">
            <text:p>103.087.190.114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office:value-type="string" calcext:value-type="string">
            <text:p>03.281.112/0001-56</text:p>
          </table:table-cell>
          <table:table-cell table:style-name="ce2" office:value-type="string" calcext:value-type="string">
            <text:p>701.735011.0015</text:p>
          </table:table-cell>
          <table:table-cell table:style-name="ce2" table:number-columns-repeated="2"/>
          <table:table-cell table:style-name="ce2" office:value-type="string" calcext:value-type="string">
            <text:p>financeiro@alfamare.com.br</text:p>
          </table:table-cell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office:value-type="string" calcext:value-type="string">
            <text:p>00.348.003/0089-52</text:p>
          </table:table-cell>
          <table:table-cell table:style-name="ce2" office:value-type="string" calcext:value-type="string">
            <text:p>10576068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office:value-type="string" calcext:value-type="string">
            <text:p>08.584.824/0001-68</text:p>
          </table:table-cell>
          <table:table-cell table:style-name="ce2" office:value-type="string" calcext:value-type="string">
            <text:p>671.180.080.11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office:value-type="string" calcext:value-type="string">
            <text:p>10.416.908/0001-34</text:p>
          </table:table-cell>
          <table:table-cell table:style-name="ce2" office:value-type="string" calcext:value-type="string">
            <text:p><text:s/>336.829.364.119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office:value-type="string" calcext:value-type="string">
            <text:p>76.093.731/0007-86</text:p>
          </table:table-cell>
          <table:table-cell table:style-name="ce2" office:value-type="string" calcext:value-type="string">
            <text:p>25189404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office:value-type="string" calcext:value-type="string">
            <text:p>03.403.388/0001-60</text:p>
          </table:table-cell>
          <table:table-cell table:style-name="ce2" office:value-type="string" calcext:value-type="string">
            <text:p>101792030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office:value-type="string" calcext:value-type="string">
            <text:p>03.774.688/0024-41</text:p>
          </table:table-cell>
          <table:table-cell table:style-name="ce2" office:value-type="string" calcext:value-type="string">
            <text:p>1726913006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office:value-type="string" calcext:value-type="string">
            <text:p>02.914.460/0012-03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office:value-type="string" calcext:value-type="string">
            <text:p>86.787.538/0002-94</text:p>
          </table:table-cell>
          <table:table-cell table:style-name="ce2" office:value-type="string" calcext:value-type="string">
            <text:p>114.528.077.110</text:p>
          </table:table-cell>
          <table:table-cell table:style-name="ce2" table:number-columns-repeated="2"/>
          <table:table-cell table:style-name="ce2" office:value-type="string" calcext:value-type="string">
            <text:p>fabio@alibey.com.br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office:value-type="string" calcext:value-type="string">
            <text:p>06.255.026/0001-67</text:p>
          </table:table-cell>
          <table:table-cell table:style-name="ce2" office:value-type="string" calcext:value-type="string">
            <text:p>78.216.66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office:value-type="string" calcext:value-type="string">
            <text:p>13.598.737/0001-08</text:p>
          </table:table-cell>
          <table:table-cell table:style-name="ce2" office:value-type="string" calcext:value-type="string">
            <text:p>206.246.086.11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office:value-type="string" calcext:value-type="string">
            <text:p>31.569.784/0001-05</text:p>
          </table:table-cell>
          <table:table-cell table:style-name="ce2" office:value-type="string" calcext:value-type="string">
            <text:p>113.992.639.118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office:value-type="string" calcext:value-type="string">
            <text:p>82.641.325/0013-51</text:p>
          </table:table-cell>
          <table:table-cell table:style-name="ce2" office:value-type="string" calcext:value-type="string">
            <text:p>454.365.029.113</text:p>
          </table:table-cell>
          <table:table-cell table:style-name="ce2" table:number-columns-repeated="2"/>
          <table:table-cell table:style-name="ce2" office:value-type="string" calcext:value-type="string">
            <text:p>nfe@allabrasil.com.br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office:value-type="string" calcext:value-type="string">
            <text:p>26.176.436/0013-63</text:p>
          </table:table-cell>
          <table:table-cell table:style-name="ce2" office:value-type="string" calcext:value-type="string">
            <text:p>904.215.1715</text:p>
          </table:table-cell>
          <table:table-cell table:style-name="ce2" table:number-columns-repeated="2"/>
          <table:table-cell table:style-name="ce2" office:value-type="string" calcext:value-type="string">
            <text:p>fiscal@mxns.com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office:value-type="string" calcext:value-type="string">
            <text:p>45.997.558/0001-21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01.838.723/0126-48</text:p>
          </table:table-cell>
          <table:table-cell table:style-name="ce2" office:value-type="string" calcext:value-type="string">
            <text:p>336.017.021.118</text:p>
          </table:table-cell>
          <table:table-cell table:style-name="ce2" table:number-columns-repeated="2"/>
          <table:table-cell table:style-name="ce2" office:value-type="string" calcext:value-type="string">
            <text:p>allergannfe@allergan.com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office:value-type="string" calcext:value-type="string">
            <text:p>02.564.105/0001-0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nfe@grupoinvestiga.com.br</text:p>
          </table:table-cell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office:value-type="string" calcext:value-type="string">
            <text:p>78.391.612/0001-40</text:p>
          </table:table-cell>
          <table:table-cell table:style-name="ce2" office:value-type="string" calcext:value-type="string">
            <text:p>149.839.050.114</text:p>
          </table:table-cell>
          <table:table-cell table:style-name="ce2" table:number-columns-repeated="2"/>
          <table:table-cell table:style-name="ce2" office:value-type="string" calcext:value-type="string">
            <text:p>mauricio.milani@allisontransmission.com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21.815.934/0001-51</text:p>
          </table:table-cell>
          <table:table-cell table:style-name="ce2" office:value-type="string" calcext:value-type="string">
            <text:p>902693505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" office:value-type="string" calcext:value-type="string">
            <text:p>21.816.037/0001-62</text:p>
          </table:table-cell>
          <table:table-cell table:style-name="ce2" office:value-type="string" calcext:value-type="string">
            <text:p>101.940.75-6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2" office:value-type="string" calcext:value-type="string">
            <text:p>10.743.183/0001-99</text:p>
          </table:table-cell>
          <table:table-cell table:style-name="ce2" office:value-type="string" calcext:value-type="string">
            <text:p>492.905.170.113</text:p>
          </table:table-cell>
          <table:table-cell table:style-name="ce2" table:number-columns-repeated="2"/>
          <table:table-cell table:style-name="ce2" office:value-type="string" calcext:value-type="string">
            <text:p>rp.simoes@uol.com.br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2" office:value-type="string" calcext:value-type="string">
            <text:p>07.718.721/0005-04</text:p>
          </table:table-cell>
          <table:table-cell table:style-name="ce2" office:value-type="string" calcext:value-type="string">
            <text:p>100.025.175.110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2" office:value-type="string" calcext:value-type="string">
            <text:p>87.190.161/0001-73</text:p>
          </table:table-cell>
          <table:table-cell table:style-name="ce2" office:value-type="string" calcext:value-type="string">
            <text:p>117.132.476.111</text:p>
          </table:table-cell>
          <table:table-cell table:style-name="ce2" table:number-columns-repeated="2"/>
          <table:table-cell table:style-name="ce2" office:value-type="string" calcext:value-type="string">
            <text:p>ricardo@almont.com.br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2" office:value-type="string" calcext:value-type="string">
            <text:p>03.775.069/0034-43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2" office:value-type="string" calcext:value-type="string">
            <text:p>03.775.069/0021-29</text:p>
          </table:table-cell>
          <table:table-cell table:style-name="ce2" office:value-type="string" calcext:value-type="string">
            <text:p>114.705.011.113</text:p>
          </table:table-cell>
          <table:table-cell table:style-name="ce2" table:number-columns-repeated="2"/>
          <table:table-cell table:style-name="ce2" office:value-type="string" calcext:value-type="string">
            <text:p>ricardo@almont.com.br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2" office:value-type="string" calcext:value-type="string">
            <text:p>02.709.449/0030-93</text:p>
          </table:table-cell>
          <table:table-cell table:style-name="ce2" office:value-type="string" calcext:value-type="string">
            <text:p>286.100.047.111</text:p>
          </table:table-cell>
          <table:table-cell table:style-name="ce2" table:number-columns-repeated="2"/>
          <table:table-cell table:style-name="ce2" office:value-type="string" calcext:value-type="string">
            <text:p>nfeletronica@alpax.com.br</text:p>
          </table:table-cell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2" office:value-type="string" calcext:value-type="string">
            <text:p>87.833.786/0001-06</text:p>
          </table:table-cell>
          <table:table-cell table:style-name="ce2" office:value-type="string" calcext:value-type="string">
            <text:p>902481885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2" office:value-type="string" calcext:value-type="string">
            <text:p>84.592.369/0001-20</text:p>
          </table:table-cell>
          <table:table-cell table:style-name="ce2" office:value-type="string" calcext:value-type="string">
            <text:p>623.094.187.110</text:p>
          </table:table-cell>
          <table:table-cell table:style-name="ce2" table:number-columns-repeated="2"/>
          <table:table-cell table:style-name="ce2" office:value-type="string" calcext:value-type="string">
            <text:p>pcristinna@ig.com.br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2" office:value-type="string" calcext:value-type="string">
            <text:p>77.595.395/0022-71</text:p>
          </table:table-cell>
          <table:table-cell table:style-name="ce2" office:value-type="string" calcext:value-type="string">
            <text:p>654.092.497.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2" office:value-type="string" calcext:value-type="string">
            <text:p>17.459.428/0001-08</text:p>
          </table:table-cell>
          <table:table-cell table:style-name="ce2" office:value-type="string" calcext:value-type="string">
            <text:p>379.022.969.1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2" office:value-type="string" calcext:value-type="string">
            <text:p>00.913.443/0001-73</text:p>
          </table:table-cell>
          <table:table-cell table:style-name="ce2" office:value-type="string" calcext:value-type="string">
            <text:p>1160865221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2" office:value-type="string" calcext:value-type="string">
            <text:p>76.652.122/0001-24</text:p>
          </table:table-cell>
          <table:table-cell table:style-name="ce2" office:value-type="string" calcext:value-type="string">
            <text:p>112.713.898.11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2" office:value-type="string" calcext:value-type="string">
            <text:p>00.496.812/0001-70</text:p>
          </table:table-cell>
          <table:table-cell table:style-name="ce2" office:value-type="string" calcext:value-type="string">
            <text:p>206.023.830.116</text:p>
          </table:table-cell>
          <table:table-cell table:style-name="ce2" table:number-columns-repeated="2"/>
          <table:table-cell table:style-name="ce2" office:value-type="string" calcext:value-type="string">
            <text:p>alphageos@uol.com.br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96.513.486/0001-30</text:p>
          </table:table-cell>
          <table:table-cell table:style-name="ce2" office:value-type="string" calcext:value-type="string">
            <text:p>10.299.478-1</text:p>
          </table:table-cell>
          <table:table-cell table:style-name="ce2" table:number-columns-repeated="2"/>
          <table:table-cell table:style-name="ce2" office:value-type="string" calcext:value-type="string">
            <text:p>alphalab@cultura.com.br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2" office:value-type="string" calcext:value-type="string">
            <text:p>04.351.814/0001-21</text:p>
          </table:table-cell>
          <table:table-cell table:style-name="ce2" office:value-type="string" calcext:value-type="string">
            <text:p>535.328.897.110</text:p>
          </table:table-cell>
          <table:table-cell table:style-name="ce2" table:number-columns-repeated="2"/>
          <table:table-cell table:style-name="ce2" office:value-type="string" calcext:value-type="string">
            <text:p>everton@alphametro.com.br</text:p>
          </table:table-cell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2" office:value-type="string" calcext:value-type="string">
            <text:p>81.503.419/0001-68</text:p>
          </table:table-cell>
          <table:table-cell table:style-name="ce2" office:value-type="string" calcext:value-type="string">
            <text:p>117.053.024.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2" office:value-type="string" calcext:value-type="string">
            <text:p>88.676.127/0002-57</text:p>
          </table:table-cell>
          <table:table-cell table:style-name="ce2" office:value-type="string" calcext:value-type="string">
            <text:p>062000455 00 12</text:p>
          </table:table-cell>
          <table:table-cell table:style-name="ce2" table:number-columns-repeated="2"/>
          <table:table-cell table:style-name="ce2" office:value-type="string" calcext:value-type="string">
            <text:p>geral@alpimedic.com.br</text:p>
          </table:table-cell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2" office:value-type="string" calcext:value-type="string">
            <text:p>03.480.793/0005-05</text:p>
          </table:table-cell>
          <table:table-cell table:style-name="ce2" office:value-type="string" calcext:value-type="string">
            <text:p>797466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2" office:value-type="string" calcext:value-type="string">
            <text:p>03.802.018/0001-03</text:p>
          </table:table-cell>
          <table:table-cell table:style-name="ce2" office:value-type="string" calcext:value-type="string">
            <text:p>062.311103001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2" office:value-type="string" calcext:value-type="string">
            <text:p>02.923.414/0001-18</text:p>
          </table:table-cell>
          <table:table-cell table:style-name="ce2" office:value-type="string" calcext:value-type="string">
            <text:p>635.478.143.111</text:p>
          </table:table-cell>
          <table:table-cell table:style-name="ce2" table:number-columns-repeated="2"/>
          <table:table-cell table:style-name="ce2" office:value-type="string" calcext:value-type="string">
            <text:p>cleia@analista.com.br</text:p>
          </table:table-cell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2" office:value-type="string" calcext:value-type="string">
            <text:p>01.600.200/0011-10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saspd.fornecedores@alsglobal.com</text:p>
          </table:table-cell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2" office:value-type="string" calcext:value-type="string">
            <text:p>19.828.440/0001-60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2" office:value-type="string" calcext:value-type="string">
            <text:p>10.320.311/0001-91</text:p>
          </table:table-cell>
          <table:table-cell table:style-name="ce2" office:value-type="string" calcext:value-type="string">
            <text:p>75.905.645</text:p>
          </table:table-cell>
          <table:table-cell table:style-name="ce2" table:number-columns-repeated="2"/>
          <table:table-cell table:style-name="ce2" office:value-type="string" calcext:value-type="string">
            <text:p>reparomedidor@altm.com.br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2" office:value-type="string" calcext:value-type="string">
            <text:p>02.739.827/0001-47</text:p>
          </table:table-cell>
          <table:table-cell table:style-name="ce2" office:value-type="string" calcext:value-type="string">
            <text:p>081885326 <text:s text:c="8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2" office:value-type="string" calcext:value-type="string">
            <text:p>81.905.176/0014-09</text:p>
          </table:table-cell>
          <table:table-cell table:style-name="ce2" office:value-type="string" calcext:value-type="string">
            <text:p>116.130.196.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2" office:value-type="string" calcext:value-type="string">
            <text:p>09.322.489/0001-92</text:p>
          </table:table-cell>
          <table:table-cell table:style-name="ce2" office:value-type="string" calcext:value-type="string">
            <text:p>080.828.04-3 <text:s text:c="5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2" office:value-type="string" calcext:value-type="string">
            <text:p>05.114.034/0001-20</text:p>
          </table:table-cell>
          <table:table-cell table:style-name="ce2" office:value-type="string" calcext:value-type="string">
            <text:p>114.396.116.116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2" office:value-type="string" calcext:value-type="string">
            <text:p>87.848.222/0001-47</text:p>
          </table:table-cell>
          <table:table-cell table:style-name="ce2" office:value-type="string" calcext:value-type="string">
            <text:p>278.049.161.119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2" office:value-type="string" calcext:value-type="string">
            <text:p>76.108.349/0017-70</text:p>
          </table:table-cell>
          <table:table-cell table:style-name="ce2" office:value-type="string" calcext:value-type="string">
            <text:p>14927772611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2" office:value-type="string" calcext:value-type="string">
            <text:p>00.058.445/0001-22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2" office:value-type="string" calcext:value-type="string">
            <text:p>90.074.899/0001-80</text:p>
          </table:table-cell>
          <table:table-cell table:style-name="ce2" office:value-type="string" calcext:value-type="string">
            <text:p>15.098.405-7</text:p>
          </table:table-cell>
          <table:table-cell table:style-name="ce2" table:number-columns-repeated="2"/>
          <table:table-cell table:style-name="ce2" office:value-type="string" calcext:value-type="string">
            <text:p>compras@alunorte.net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79.764.924/0001-14</text:p>
          </table:table-cell>
          <table:table-cell table:style-name="ce2" office:value-type="string" calcext:value-type="string">
            <text:p>717.050.829.111</text:p>
          </table:table-cell>
          <table:table-cell table:style-name="ce2" table:number-columns-repeated="2"/>
          <table:table-cell table:style-name="ce2" office:value-type="string" calcext:value-type="string">
            <text:p>recebimento.nfe@alutal.com.br</text:p>
          </table:table-cell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2" office:value-type="string" calcext:value-type="string">
            <text:p>19.715.635/0001-01</text:p>
          </table:table-cell>
          <table:table-cell table:style-name="ce2" office:value-type="string" calcext:value-type="string">
            <text:p>048003734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2" office:value-type="string" calcext:value-type="string">
            <text:p>60.744.463/0061-20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qualittalab@qualittalab.com.br</text:p>
          </table:table-cell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office:value-type="string" calcext:value-type="string">
            <text:p>82.956.889/0001-40</text:p>
          </table:table-cell>
          <table:table-cell table:style-name="ce2" office:value-type="string" calcext:value-type="string">
            <text:p>600.050.030.111</text:p>
          </table:table-cell>
          <table:table-cell table:style-name="ce2" table:number-columns-repeated="2"/>
          <table:table-cell table:style-name="ce2" office:value-type="string" calcext:value-type="string">
            <text:p>previne.extint@uol.com.br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2" office:value-type="string" calcext:value-type="string">
            <text:p>83.310.441/0029-18</text:p>
          </table:table-cell>
          <table:table-cell table:style-name="ce2" office:value-type="string" calcext:value-type="string">
            <text:p><text:s/>189.121.179.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2" office:value-type="string" calcext:value-type="string">
            <text:p>13.415.600/0001-62</text:p>
          </table:table-cell>
          <table:table-cell table:style-name="ce2" office:value-type="string" calcext:value-type="string">
            <text:p>589.017.170.1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2" office:value-type="string" calcext:value-type="string">
            <text:p>11.054.013/0001-60</text:p>
          </table:table-cell>
          <table:table-cell table:style-name="ce2" office:value-type="string" calcext:value-type="string">
            <text:p>454.123.841.119-ME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2" office:value-type="string" calcext:value-type="string">
            <text:p>01.838.723/0339-98</text:p>
          </table:table-cell>
          <table:table-cell table:style-name="ce2" office:value-type="string" calcext:value-type="string">
            <text:p>541020250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2" office:value-type="string" calcext:value-type="string">
            <text:p>11.569.194/0001-67</text:p>
          </table:table-cell>
          <table:table-cell table:style-name="ce2" office:value-type="string" calcext:value-type="string">
            <text:p>734.001.549.110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2" office:value-type="string" calcext:value-type="string">
            <text:p>03.470.605/0001-34</text:p>
          </table:table-cell>
          <table:table-cell table:style-name="ce2" office:value-type="string" calcext:value-type="string">
            <text:p>6.328.407-8</text:p>
          </table:table-cell>
          <table:table-cell table:style-name="ce2" table:number-columns-repeated="2"/>
          <table:table-cell table:style-name="ce2" office:value-type="string" calcext:value-type="string">
            <text:p>apdolive@usp.br</text:p>
          </table:table-cell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2" office:value-type="string" calcext:value-type="string">
            <text:p>21.155.344/0001-40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2" office:value-type="string" calcext:value-type="string">
            <text:p>24.140.095/0001-07</text:p>
          </table:table-cell>
          <table:table-cell table:style-name="ce2" office:value-type="string" calcext:value-type="string">
            <text:p>114868870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" office:value-type="string" calcext:value-type="string">
            <text:p>17.865.240/0004-02</text:p>
          </table:table-cell>
          <table:table-cell table:style-name="ce2" office:value-type="string" calcext:value-type="string">
            <text:p>117.167.873.11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2" office:value-type="string" calcext:value-type="string">
            <text:p>83.310.441/0022-41</text:p>
          </table:table-cell>
          <table:table-cell table:style-name="ce2" office:value-type="string" calcext:value-type="string">
            <text:p>105.771.195.112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2" office:value-type="string" calcext:value-type="string">
            <text:p>67.774.679/0001-47</text:p>
          </table:table-cell>
          <table:table-cell table:style-name="ce2" office:value-type="string" calcext:value-type="string">
            <text:p>156082402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2" office:value-type="string" calcext:value-type="string">
            <text:p>76.098.219/0015-32</text:p>
          </table:table-cell>
          <table:table-cell table:style-name="ce2" office:value-type="string" calcext:value-type="string">
            <text:p>20.200.151-2</text:p>
          </table:table-cell>
          <table:table-cell table:style-name="ce2" table:number-columns-repeated="2"/>
          <table:table-cell table:style-name="ce2" office:value-type="string" calcext:value-type="string">
            <text:p>nanau@ambev.com.br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2" office:value-type="string" calcext:value-type="string">
            <text:p>13.783.970/0001-52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biologorodrigolopes@hotmail.com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2" office:value-type="string" calcext:value-type="string">
            <text:p>03.406.646/0001-61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mbiental2000@ambiental2000.com.br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2" office:value-type="string" calcext:value-type="string">
            <text:p>97.371.470/0001-01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joao@laboratorioambientallife.com.br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2" office:value-type="string" calcext:value-type="string">
            <text:p>10.602.298/0001-63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financeiro@labambientale.com.br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2" office:value-type="string" calcext:value-type="string">
            <text:p>81.181.794/0001-39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reginaldo@instruqual.com.br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2" office:value-type="string" calcext:value-type="string">
            <text:p>02.886.685/0001-40</text:p>
          </table:table-cell>
          <table:table-cell table:style-name="ce2" office:value-type="string" calcext:value-type="string">
            <text:p>115.245.663.113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2" office:value-type="string" calcext:value-type="string">
            <text:p>01.838.723/0338-07</text:p>
          </table:table-cell>
          <table:table-cell table:style-name="ce2" office:value-type="string" calcext:value-type="string">
            <text:p>20637913811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2" office:value-type="string" calcext:value-type="string">
            <text:p>01.730.520/0008-99</text:p>
          </table:table-cell>
          <table:table-cell table:style-name="ce2" office:value-type="string" calcext:value-type="string">
            <text:p>20648400111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2" office:value-type="string" calcext:value-type="string">
            <text:p>83.807.586/0001-28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2" office:value-type="string" calcext:value-type="string">
            <text:p>20.656.089/0001-56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danielmeneghetti@ambioteclab.com.br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2" office:value-type="string" calcext:value-type="string">
            <text:p>01.677.158/0001-63</text:p>
          </table:table-cell>
          <table:table-cell table:style-name="ce2" office:value-type="string" calcext:value-type="string">
            <text:p>626.697.087.110</text:p>
          </table:table-cell>
          <table:table-cell table:style-name="ce2" table:number-columns-repeated="2"/>
          <table:table-cell table:style-name="ce2" office:value-type="string" calcext:value-type="string">
            <text:p>nfe@ambitrat.com.br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2" office:value-type="string" calcext:value-type="string">
            <text:p>00.849.774/0001-91</text:p>
          </table:table-cell>
          <table:table-cell table:style-name="ce2" office:value-type="string" calcext:value-type="string">
            <text:p>626.705.363.113</text:p>
          </table:table-cell>
          <table:table-cell table:style-name="ce2" table:number-columns-repeated="2"/>
          <table:table-cell table:style-name="ce2" office:value-type="string" calcext:value-type="string">
            <text:p>nfe@ambitrat.com.br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2" office:value-type="string" calcext:value-type="string">
            <text:p>74.047.341/0001-59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claudia@ambquality.com.br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2" office:value-type="string" calcext:value-type="string">
            <text:p>03.245.071/0001-42</text:p>
          </table:table-cell>
          <table:table-cell table:style-name="ce2" office:value-type="string" calcext:value-type="string">
            <text:p>224.056.587.114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2" office:value-type="string" calcext:value-type="string">
            <text:p>85.050.110/0001-10</text:p>
          </table:table-cell>
          <table:table-cell table:style-name="ce2" office:value-type="string" calcext:value-type="string">
            <text:p>387167800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2" office:value-type="string" calcext:value-type="string">
            <text:p>91.830.836/0001-79</text:p>
          </table:table-cell>
          <table:table-cell table:style-name="ce2" office:value-type="string" calcext:value-type="string">
            <text:p>209.364.753.118</text:p>
          </table:table-cell>
          <table:table-cell table:style-name="ce2" table:number-columns-repeated="2"/>
          <table:table-cell table:style-name="ce2" office:value-type="string" calcext:value-type="string">
            <text:p>andre@ameaudiologia.com.br</text:p>
          </table:table-cell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2" office:value-type="string" calcext:value-type="string">
            <text:p>33.000.167/0102-55</text:p>
          </table:table-cell>
          <table:table-cell table:style-name="ce2"/>
          <table:table-cell table:style-name="ce2" office:value-type="string" calcext:value-type="string">
            <text:p>3.413.893-5</text:p>
          </table:table-cell>
          <table:table-cell table:style-name="ce2" table:number-columns-repeated="2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2" office:value-type="string" calcext:value-type="string">
            <text:p>05.345.846/0001-8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4.732.112-1</text:p>
          </table:table-cell>
          <table:table-cell table:style-name="ce2" table:number-columns-repeated="2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2" office:value-type="string" calcext:value-type="string">
            <text:p>21.551.379/0013-31</text:p>
          </table:table-cell>
          <table:table-cell table:style-name="ce2" office:value-type="string" calcext:value-type="string">
            <text:p>9023844300</text:p>
          </table:table-cell>
          <table:table-cell table:style-name="ce2" table:number-columns-repeated="2"/>
          <table:table-cell table:style-name="ce2" office:value-type="string" calcext:value-type="string">
            <text:p>mcortes@agpglass.com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2" office:value-type="string" calcext:value-type="string">
            <text:p>06.942.731/0001-32</text:p>
          </table:table-cell>
          <table:table-cell table:style-name="ce2" office:value-type="string" calcext:value-type="string">
            <text:p>63533714011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2" office:value-type="string" calcext:value-type="string">
            <text:p>05.554.224/0001-69</text:p>
          </table:table-cell>
          <table:table-cell table:style-name="ce2" office:value-type="string" calcext:value-type="string">
            <text:p>647.007.879.115</text:p>
          </table:table-cell>
          <table:table-cell table:style-name="ce2" table:number-columns-repeated="2"/>
          <table:table-cell table:style-name="ce2" office:value-type="string" calcext:value-type="string">
            <text:p>mvbertaco@americanflex.com.br</text:p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2" office:value-type="string" calcext:value-type="string">
            <text:p>75.095.679/0001-49</text:p>
          </table:table-cell>
          <table:table-cell table:style-name="ce2" office:value-type="string" calcext:value-type="string">
            <text:p>35309460611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2" office:value-type="string" calcext:value-type="string">
            <text:p>89.619.118/0001-06</text:p>
          </table:table-cell>
          <table:table-cell table:style-name="ce2" office:value-type="string" calcext:value-type="string">
            <text:p>697.061.023.111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2" office:value-type="string" calcext:value-type="string">
            <text:p>29.267.546/0001-95</text:p>
          </table:table-cell>
          <table:table-cell table:style-name="ce2" office:value-type="string" calcext:value-type="string">
            <text:p>675.207.451.119</text:p>
          </table:table-cell>
          <table:table-cell table:style-name="ce2" table:number-columns-repeated="2"/>
          <table:table-cell table:style-name="ce2" office:value-type="string" calcext:value-type="string">
            <text:p>dl-recebimento@amgen.com.br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2" office:value-type="string" calcext:value-type="string">
            <text:p>78.876.950/0005-03</text:p>
          </table:table-cell>
          <table:table-cell table:style-name="ce2" office:value-type="string" calcext:value-type="string">
            <text:p>112.416.485.112</text:p>
          </table:table-cell>
          <table:table-cell table:style-name="ce2" table:number-columns-repeated="2"/>
          <table:table-cell table:style-name="ce2" office:value-type="string" calcext:value-type="string">
            <text:p>laboratorio@amitel.com.br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2" office:value-type="string" calcext:value-type="string">
            <text:p>68.372.101/0007-12</text:p>
          </table:table-cell>
          <table:table-cell table:style-name="ce2" office:value-type="string" calcext:value-type="string">
            <text:p>0023243990033</text:p>
          </table:table-cell>
          <table:table-cell table:style-name="ce2" table:number-columns-repeated="2"/>
          <table:table-cell table:style-name="ce2" office:value-type="string" calcext:value-type="string">
            <text:p>contato@ammerdobrasil.com.br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2" office:value-type="string" calcext:value-type="string">
            <text:p>00.954.561/0001-20</text:p>
          </table:table-cell>
          <table:table-cell table:style-name="ce2" office:value-type="string" calcext:value-type="string">
            <text:p>712133911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2" office:value-type="string" calcext:value-type="string">
            <text:p>00.348.731/0003-94</text:p>
          </table:table-cell>
          <table:table-cell table:style-name="ce2" office:value-type="string" calcext:value-type="string">
            <text:p>142.281.904.118</text:p>
          </table:table-cell>
          <table:table-cell table:style-name="ce2" table:number-columns-repeated="2"/>
          <table:table-cell table:style-name="ce2" office:value-type="string" calcext:value-type="string">
            <text:p>thalitawingston@yahoo.com.br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2" office:value-type="string" calcext:value-type="string">
            <text:p>02.772.071/0001-38</text:p>
          </table:table-cell>
          <table:table-cell table:style-name="ce2" office:value-type="string" calcext:value-type="string">
            <text:p>244085555112</text:p>
          </table:table-cell>
          <table:table-cell table:style-name="ce2" table:number-columns-repeated="2"/>
          <table:table-cell table:style-name="ce2" office:value-type="string" calcext:value-type="string">
            <text:p>qualidade@amphenol-tfc.com.br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2" office:value-type="string" calcext:value-type="string">
            <text:p>82.091.166/0001-25</text:p>
          </table:table-cell>
          <table:table-cell table:style-name="ce2" office:value-type="string" calcext:value-type="string">
            <text:p>117.182.288.119</text:p>
          </table:table-cell>
          <table:table-cell table:style-name="ce2" table:number-columns-repeated="2"/>
          <table:table-cell table:style-name="ce2" office:value-type="string" calcext:value-type="string">
            <text:p>ana@amplitudetec.com.br</text:p>
          </table:table-cell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2" office:value-type="string" calcext:value-type="string">
            <text:p>03.775.069/0037-96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financeiro@amprolab.com.br</text:p>
          </table:table-cell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2" office:value-type="string" calcext:value-type="string">
            <text:p>76.071.869/0001-99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2" office:value-type="string" calcext:value-type="string">
            <text:p>01.838.723/0369-03</text:p>
          </table:table-cell>
          <table:table-cell table:style-name="ce2" office:value-type="string" calcext:value-type="string">
            <text:p>228.015.538.11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2" office:value-type="string" calcext:value-type="string">
            <text:p>10.684.760/0001-19</text:p>
          </table:table-cell>
          <table:table-cell table:style-name="ce2" office:value-type="string" calcext:value-type="string">
            <text:p>36.156.481-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2" office:value-type="string" calcext:value-type="string">
            <text:p>12.703.129/0001-45</text:p>
          </table:table-cell>
          <table:table-cell table:style-name="ce2" office:value-type="string" calcext:value-type="string">
            <text:p>401174441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2" office:value-type="string" calcext:value-type="string">
            <text:p>16.823.397/0001-51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2" office:value-type="string" calcext:value-type="string">
            <text:p>11.480.475/0001-49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2" office:value-type="string" calcext:value-type="string">
            <text:p>02.728.291/0001-64</text:p>
          </table:table-cell>
          <table:table-cell table:style-name="ce2" office:value-type="string" calcext:value-type="string">
            <text:p>103.815.405.110</text:p>
          </table:table-cell>
          <table:table-cell table:style-name="ce2" table:number-columns-repeated="2"/>
          <table:table-cell table:style-name="ce2" office:value-type="string" calcext:value-type="string">
            <text:p><text:s/>compras.sp@anaconda.com.br</text:p>
          </table:table-cell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2" office:value-type="string" calcext:value-type="string">
            <text:p>83.899.526/0001-82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2" office:value-type="string" calcext:value-type="string">
            <text:p>78.594.025/0001-58</text:p>
          </table:table-cell>
          <table:table-cell table:style-name="ce2" office:value-type="string" calcext:value-type="string">
            <text:p>582.254.567.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2" office:value-type="string" calcext:value-type="string">
            <text:p>90.316.100/0001-14</text:p>
          </table:table-cell>
          <table:table-cell table:style-name="ce2" office:value-type="string" calcext:value-type="string">
            <text:p>111.053.050.117</text:p>
          </table:table-cell>
          <table:table-cell table:style-name="ce2" table:number-columns-repeated="2"/>
          <table:table-cell table:style-name="ce2" office:value-type="string" calcext:value-type="string">
            <text:p>rita@analiselaboratorios.com.br</text:p>
          </table:table-cell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2" office:value-type="string" calcext:value-type="string">
            <text:p>02.886.710/0001-96</text:p>
          </table:table-cell>
          <table:table-cell table:style-name="ce2" office:value-type="string" calcext:value-type="string">
            <text:p>635.170.983.118</text:p>
          </table:table-cell>
          <table:table-cell table:style-name="ce2" table:number-columns-repeated="2"/>
          <table:table-cell table:style-name="ce2" office:value-type="string" calcext:value-type="string">
            <text:p>recebimento@analista.com.br</text:p>
          </table:table-cell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2" office:value-type="string" calcext:value-type="string">
            <text:p>76.487.032/0001-25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2" office:value-type="string" calcext:value-type="string">
            <text:p>07.359.878/0001-67</text:p>
          </table:table-cell>
          <table:table-cell table:style-name="ce2" office:value-type="string" calcext:value-type="string">
            <text:p>062.614860.0004</text:p>
          </table:table-cell>
          <table:table-cell table:style-name="ce2" table:number-columns-repeated="2"/>
          <table:table-cell table:style-name="ce2" office:value-type="string" calcext:value-type="string">
            <text:p>analicalabor@analiticalabor.com.br</text:p>
          </table:table-cell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2" office:value-type="string" calcext:value-type="string">
            <text:p>72.096.100/0001-74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parf.fernandes@gmail.com</text:p>
          </table:table-cell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2" office:value-type="string" calcext:value-type="string">
            <text:p>42.516.773/0001-75</text:p>
          </table:table-cell>
          <table:table-cell table:style-name="ce2" office:value-type="string" calcext:value-type="string">
            <text:p>111.475.770.114</text:p>
          </table:table-cell>
          <table:table-cell table:style-name="ce2" table:number-columns-repeated="2"/>
          <table:table-cell table:style-name="ce2" office:value-type="string" calcext:value-type="string">
            <text:p>analyser@analyser.com.br</text:p>
          </table:table-cell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2" office:value-type="string" calcext:value-type="string">
            <text:p>04.239.719/0001-30</text:p>
          </table:table-cell>
          <table:table-cell table:style-name="ce2" office:value-type="string" calcext:value-type="string">
            <text:p>ISENTOS</text:p>
          </table:table-cell>
          <table:table-cell table:style-name="ce2" table:number-columns-repeated="2"/>
          <table:table-cell table:style-name="ce2" office:value-type="string" calcext:value-type="string">
            <text:p>cintia.daniele@anasol.bureauveritas.com</text:p>
          </table:table-cell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2" office:value-type="string" calcext:value-type="string">
            <text:p>24.907.602/0003-5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nfanatech@eurofins.com</text:p>
          </table:table-cell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2" office:value-type="string" calcext:value-type="string">
            <text:p>77.890.846/0016-55</text:p>
          </table:table-cell>
          <table:table-cell table:style-name="ce2" office:value-type="string" calcext:value-type="string">
            <text:p>77955984</text:p>
          </table:table-cell>
          <table:table-cell table:style-name="ce2" table:number-columns-repeated="2"/>
          <table:table-cell table:style-name="ce2" office:value-type="string" calcext:value-type="string">
            <text:p>newton.campos@engezer.com.br</text:p>
          </table:table-cell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2" office:value-type="string" calcext:value-type="string">
            <text:p>81.487.423/0001-80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dministrativo@analiticalab.com.br</text:p>
          </table:table-cell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2" office:value-type="string" calcext:value-type="string">
            <text:p>88.893.490/0001-43</text:p>
          </table:table-cell>
          <table:table-cell table:style-name="ce2" office:value-type="string" calcext:value-type="string">
            <text:p>78.224.46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2" office:value-type="string" calcext:value-type="string">
            <text:p>83.054.437/0001-35</text:p>
          </table:table-cell>
          <table:table-cell table:style-name="ce2" office:value-type="string" calcext:value-type="string">
            <text:p>582.915.545.118</text:p>
          </table:table-cell>
          <table:table-cell table:style-name="ce2" table:number-columns-repeated="2"/>
          <table:table-cell table:style-name="ce2" office:value-type="string" calcext:value-type="string">
            <text:p>contato@ancal.com.br</text:p>
          </table:table-cell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2" office:value-type="string" calcext:value-type="string">
            <text:p>00.348.731/0001-22</text:p>
          </table:table-cell>
          <table:table-cell table:style-name="ce2" office:value-type="string" calcext:value-type="string">
            <text:p>149259861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2" office:value-type="string" calcext:value-type="string">
            <text:p>25.052.372/0001-92</text:p>
          </table:table-cell>
          <table:table-cell table:style-name="ce2" office:value-type="string" calcext:value-type="string">
            <text:p>111.923.649.110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2" office:value-type="string" calcext:value-type="string">
            <text:p>77.863.223/0062-29</text:p>
          </table:table-cell>
          <table:table-cell table:style-name="ce2" office:value-type="string" calcext:value-type="string">
            <text:p>154011020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2" office:value-type="string" calcext:value-type="string">
            <text:p>81.659.096/0001-04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2" office:value-type="string" calcext:value-type="string">
            <text:p>49.698.723/0014-10</text:p>
          </table:table-cell>
          <table:table-cell table:style-name="ce2" office:value-type="string" calcext:value-type="string">
            <text:p>701.052.241.115</text:p>
          </table:table-cell>
          <table:table-cell table:style-name="ce2" table:number-columns-repeated="2"/>
          <table:table-cell table:style-name="ce2" office:value-type="string" calcext:value-type="string">
            <text:p>extimbater@hotmail.com</text:p>
          </table:table-cell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2" office:value-type="string" calcext:value-type="string">
            <text:p>00.402.552/0009-83</text:p>
          </table:table-cell>
          <table:table-cell table:style-name="ce2" office:value-type="string" calcext:value-type="string">
            <text:p>14013277011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2" office:value-type="string" calcext:value-type="string">
            <text:p>07.694.393/0001-20</text:p>
          </table:table-cell>
          <table:table-cell table:style-name="ce2" office:value-type="string" calcext:value-type="string">
            <text:p>6694607071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2" office:value-type="string" calcext:value-type="string">
            <text:p>09.128.175/0001-53</text:p>
          </table:table-cell>
          <table:table-cell table:style-name="ce2" office:value-type="string" calcext:value-type="string">
            <text:p>28.716.485-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2" office:value-type="string" calcext:value-type="string">
            <text:p>72.517.113/0001-70</text:p>
          </table:table-cell>
          <table:table-cell table:style-name="ce2" office:value-type="string" calcext:value-type="string">
            <text:p>181370550117</text:p>
          </table:table-cell>
          <table:table-cell table:style-name="ce2" table:number-columns-repeated="2"/>
          <table:table-cell table:style-name="ce2" office:value-type="string" calcext:value-type="string">
            <text:p>antonio.cabral@iesa.com.br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2" office:value-type="string" calcext:value-type="string">
            <text:p>11.609.081/0001-48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2" office:value-type="string" calcext:value-type="string">
            <text:p>20.180.587/0001-75</text:p>
          </table:table-cell>
          <table:table-cell table:style-name="ce2" office:value-type="string" calcext:value-type="string">
            <text:p>147.241.868.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2" office:value-type="string" calcext:value-type="string">
            <text:p>02.914.460/0130-58</text:p>
          </table:table-cell>
          <table:table-cell table:style-name="ce2" office:value-type="string" calcext:value-type="string">
            <text:p>675.077.920.113</text:p>
          </table:table-cell>
          <table:table-cell table:style-name="ce2" table:number-columns-repeated="2"/>
          <table:table-cell table:style-name="ce2" office:value-type="string" calcext:value-type="string">
            <text:p>adriana@anfolabor.com</text:p>
          </table:table-cell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2" office:value-type="string" calcext:value-type="string">
            <text:p>02.914.460/0129-14</text:p>
          </table:table-cell>
          <table:table-cell table:style-name="ce2" office:value-type="string" calcext:value-type="string">
            <text:p>258.228</text:p>
          </table:table-cell>
          <table:table-cell table:style-name="ce2" table:number-columns-repeated="2"/>
          <table:table-cell table:style-name="ce2" office:value-type="string" calcext:value-type="string">
            <text:p>cqlab@cqlab.com.br</text:p>
          </table:table-cell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2" office:value-type="string" calcext:value-type="string">
            <text:p>85.177.194/0004-09</text:p>
          </table:table-cell>
          <table:table-cell table:style-name="ce2" office:value-type="string" calcext:value-type="string">
            <text:p>5.140149-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2" office:value-type="string" calcext:value-type="string">
            <text:p>20.328.672/0001-38</text:p>
          </table:table-cell>
          <table:table-cell table:style-name="ce2" office:value-type="string" calcext:value-type="string">
            <text:p>147.917.579.11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2" office:value-type="string" calcext:value-type="string">
            <text:p>07.387.227/0001-80</text:p>
          </table:table-cell>
          <table:table-cell table:style-name="ce2" office:value-type="string" calcext:value-type="string">
            <text:p>10.253.263-0</text:p>
          </table:table-cell>
          <table:table-cell table:style-name="ce2" table:number-columns-repeated="2"/>
          <table:table-cell table:style-name="ce2" office:value-type="string" calcext:value-type="string">
            <text:p>producao@conservasole.com.br</text:p>
          </table:table-cell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2" office:value-type="string" calcext:value-type="string">
            <text:p>20.883.537/0001-54</text:p>
          </table:table-cell>
          <table:table-cell table:style-name="ce2" office:value-type="string" calcext:value-type="string">
            <text:p>633.646.225.119</text:p>
          </table:table-cell>
          <table:table-cell table:style-name="ce2" table:number-columns-repeated="2"/>
          <table:table-cell table:style-name="ce2" office:value-type="string" calcext:value-type="string">
            <text:p>contato@quimicadabaixada.com.br</text:p>
          </table:table-cell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2" office:value-type="string" calcext:value-type="string">
            <text:p>05.833.225/0001-42</text:p>
          </table:table-cell>
          <table:table-cell table:style-name="ce2" office:value-type="string" calcext:value-type="string">
            <text:p>601.28439-15</text:p>
          </table:table-cell>
          <table:table-cell table:style-name="ce2" table:number-columns-repeated="2"/>
          <table:table-cell table:style-name="ce2" office:value-type="string" calcext:value-type="string">
            <text:p>marcossa@angelus.ind.br</text:p>
          </table:table-cell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2" office:value-type="string" calcext:value-type="string">
            <text:p>01.838.723/0370-47</text:p>
          </table:table-cell>
          <table:table-cell table:style-name="ce2" office:value-type="string" calcext:value-type="string">
            <text:p>5724029100280</text:p>
          </table:table-cell>
          <table:table-cell table:style-name="ce2" table:number-columns-repeated="2"/>
          <table:table-cell table:style-name="ce2" office:value-type="string" calcext:value-type="string">
            <text:p>nfeservicos@anglogoldashanti.com</text:p>
          </table:table-cell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2" office:value-type="string" calcext:value-type="string">
            <text:p>03.774.688/0065-10</text:p>
          </table:table-cell>
          <table:table-cell table:style-name="ce2" office:value-type="string" calcext:value-type="string">
            <text:p>572.402.910.00-27</text:p>
          </table:table-cell>
          <table:table-cell table:style-name="ce2" table:number-columns-repeated="2"/>
          <table:table-cell table:style-name="ce2" office:value-type="string" calcext:value-type="string">
            <text:p>dacunha@anglogoldashanti.com.br</text:p>
          </table:table-cell>
        </table:table-row>
        <table:table-row table:style-name="ro2">
          <table:table-cell table:style-name="ce1" office:value-type="float" office:value="376" calcext:value-type="float">
            <text:p>376</text:p>
          </table:table-cell>
          <table:table-cell table:style-name="ce2" office:value-type="string" calcext:value-type="string">
            <text:p>09.471.199/0001-0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0027964</text:p>
          </table:table-cell>
          <table:table-cell table:style-name="ce2" table:number-columns-repeated="2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2" office:value-type="string" calcext:value-type="string">
            <text:p>007.266.093-74</text:p>
          </table:table-cell>
          <table:table-cell table:style-name="ce2" office:value-type="string" calcext:value-type="string">
            <text:p>081.402.30-9 <text:s text:c="5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2" office:value-type="string" calcext:value-type="string">
            <text:p>06.321.282/0001-05</text:p>
          </table:table-cell>
          <table:table-cell table:style-name="ce2" office:value-type="string" calcext:value-type="string">
            <text:p>224.081.020.114</text:p>
          </table:table-cell>
          <table:table-cell table:style-name="ce2" table:number-columns-repeated="2"/>
          <table:table-cell table:style-name="ce2" office:value-type="string" calcext:value-type="string">
            <text:p>davi@centroflora.com.br</text:p>
          </table:table-cell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2" office:value-type="string" calcext:value-type="string">
            <text:p>00.396.895/0071-38</text:p>
          </table:table-cell>
          <table:table-cell table:style-name="ce2" office:value-type="string" calcext:value-type="string">
            <text:p>286.083.728.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2" office:value-type="string" calcext:value-type="string">
            <text:p>83.649.830/0001-71</text:p>
          </table:table-cell>
          <table:table-cell table:style-name="ce2" office:value-type="string" calcext:value-type="string">
            <text:p>513.020.551.116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2" office:value-type="string" calcext:value-type="string">
            <text:p>11.309.678/0001-7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nimallabor@yahoo.com.br</text:p>
          </table:table-cell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2" office:value-type="string" calcext:value-type="string">
            <text:p>01.838.723/0248-16</text:p>
          </table:table-cell>
          <table:table-cell table:style-name="ce2" office:value-type="string" calcext:value-type="string">
            <text:p>148.094.673.1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2" office:value-type="string" calcext:value-type="string">
            <text:p>09.179.724/0001-19</text:p>
          </table:table-cell>
          <table:table-cell table:style-name="ce2" office:value-type="string" calcext:value-type="string">
            <text:p>104.750.149.1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2" office:value-type="string" calcext:value-type="string">
            <text:p>29.732.531/0001-50</text:p>
          </table:table-cell>
          <table:table-cell table:style-name="ce2" office:value-type="string" calcext:value-type="string">
            <text:p>112.138.643.110</text:p>
          </table:table-cell>
          <table:table-cell table:style-name="ce2" table:number-columns-repeated="2"/>
          <table:table-cell table:style-name="ce2" office:value-type="string" calcext:value-type="string">
            <text:p>robson.sobral@anritsu.com</text:p>
          </table:table-cell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2" office:value-type="string" calcext:value-type="string">
            <text:p>01.502.477/0001-38</text:p>
          </table:table-cell>
          <table:table-cell table:style-name="ce2" office:value-type="string" calcext:value-type="string">
            <text:p>114005696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2" office:value-type="string" calcext:value-type="string">
            <text:p>03.717.757/0001-99</text:p>
          </table:table-cell>
          <table:table-cell table:style-name="ce2" office:value-type="string" calcext:value-type="string">
            <text:p>ISENTA</text:p>
          </table:table-cell>
          <table:table-cell table:style-name="ce2" table:number-columns-repeated="2"/>
          <table:table-cell table:style-name="ce2" office:value-type="string" calcext:value-type="string">
            <text:p>jacqueline@anthares.eng.br</text:p>
          </table:table-cell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2" office:value-type="string" calcext:value-type="string">
            <text:p>05.470.816/0001-00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2" office:value-type="string" calcext:value-type="string">
            <text:p>04.864.639/0001-76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2" office:value-type="string" calcext:value-type="string">
            <text:p>04.749.275/0001-83</text:p>
          </table:table-cell>
          <table:table-cell table:style-name="ce2" office:value-type="string" calcext:value-type="string">
            <text:p>904061-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2" office:value-type="string" calcext:value-type="string">
            <text:p>26.700.656/0001-00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2" office:value-type="string" calcext:value-type="string">
            <text:p>01.838.723/0438-70</text:p>
          </table:table-cell>
          <table:table-cell table:style-name="ce2" office:value-type="string" calcext:value-type="string">
            <text:p>114.593.055.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2" office:value-type="string" calcext:value-type="string">
            <text:p>52.078.276/0001-96</text:p>
          </table:table-cell>
          <table:table-cell table:style-name="ce2" office:value-type="string" calcext:value-type="string">
            <text:p>305.134.639.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2" office:value-type="string" calcext:value-type="string">
            <text:p>11.898.088/0001-27</text:p>
          </table:table-cell>
          <table:table-cell table:style-name="ce2" office:value-type="string" calcext:value-type="string">
            <text:p>84.213.500 <text:s text:c="7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2" office:value-type="string" calcext:value-type="string">
            <text:p>00.428.307/0012-40</text:p>
          </table:table-cell>
          <table:table-cell table:style-name="ce2" office:value-type="string" calcext:value-type="string">
            <text:p>3401854-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2" office:value-type="string" calcext:value-type="string">
            <text:p>40.450.876/0001-54</text:p>
          </table:table-cell>
          <table:table-cell table:style-name="ce2" office:value-type="string" calcext:value-type="string">
            <text:p>0020563030097</text:p>
          </table:table-cell>
          <table:table-cell table:style-name="ce2" table:number-columns-repeated="2"/>
          <table:table-cell table:style-name="ce2" office:value-type="string" calcext:value-type="string">
            <text:p>antyres@hotmail.com</text:p>
          </table:table-cell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2" office:value-type="string" calcext:value-type="string">
            <text:p>26.204.707/0001-03</text:p>
          </table:table-cell>
          <table:table-cell table:style-name="ce2" office:value-type="string" calcext:value-type="string">
            <text:p>ISENTA</text:p>
          </table:table-cell>
          <table:table-cell table:style-name="ce2" table:number-columns-repeated="2"/>
          <table:table-cell table:style-name="ce2" office:value-type="string" calcext:value-type="string">
            <text:p>contato@anambi.com.br</text:p>
          </table:table-cell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2" office:value-type="string" calcext:value-type="string">
            <text:p>84.693.183/0001-68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2" office:value-type="string" calcext:value-type="string">
            <text:p>00.348.731/0004-75</text:p>
          </table:table-cell>
          <table:table-cell table:style-name="ce2" office:value-type="string" calcext:value-type="string">
            <text:p>116.994.410.11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2" office:value-type="string" calcext:value-type="string">
            <text:p>20.069.991/0001-76</text:p>
          </table:table-cell>
          <table:table-cell table:style-name="ce2" office:value-type="string" calcext:value-type="string">
            <text:p>109.893.230.114</text:p>
          </table:table-cell>
          <table:table-cell table:style-name="ce2" table:number-columns-repeated="2"/>
          <table:table-cell table:style-name="ce2" office:value-type="string" calcext:value-type="string">
            <text:p>ws.qualidade@gmail.com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" office:value-type="string" calcext:value-type="string">
            <text:p>77.863.223/0063-00</text:p>
          </table:table-cell>
          <table:table-cell table:style-name="ce2" office:value-type="string" calcext:value-type="string">
            <text:p>113392872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2" office:value-type="string" calcext:value-type="string">
            <text:p>18.031.052/0001-90</text:p>
          </table:table-cell>
          <table:table-cell table:style-name="ce2" office:value-type="string" calcext:value-type="string">
            <text:p>63507559011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2" office:value-type="string" calcext:value-type="string">
            <text:p>82.110.818/0002-02</text:p>
          </table:table-cell>
          <table:table-cell table:style-name="ce2" office:value-type="string" calcext:value-type="string">
            <text:p>687.013.342.0352</text:p>
          </table:table-cell>
          <table:table-cell table:style-name="ce2" table:number-columns-repeated="2"/>
          <table:table-cell table:style-name="ce2" office:value-type="string" calcext:value-type="string">
            <text:p>nfe.xml@aperam.com</text:p>
          </table:table-cell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2" office:value-type="string" calcext:value-type="string">
            <text:p>04.310.390/0001-57</text:p>
          </table:table-cell>
          <table:table-cell table:style-name="ce2" office:value-type="string" calcext:value-type="string">
            <text:p>636.120.864.110</text:p>
          </table:table-cell>
          <table:table-cell table:style-name="ce2" table:number-columns-repeated="2"/>
          <table:table-cell table:style-name="ce2" office:value-type="string" calcext:value-type="string">
            <text:p>rosana.veiga@apetece.com.br</text:p>
          </table:table-cell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2" office:value-type="string" calcext:value-type="string">
            <text:p>05.265.768/0002-91</text:p>
          </table:table-cell>
          <table:table-cell table:style-name="ce2" office:value-type="string" calcext:value-type="string">
            <text:p>101795519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2" office:value-type="string" calcext:value-type="string">
            <text:p>12.109.313/0001-61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renata.trindade@apiceprojetos.com.br</text:p>
          </table:table-cell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2" office:value-type="string" calcext:value-type="string">
            <text:p>21.487.521/0001-95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2" office:value-type="string" calcext:value-type="string">
            <text:p>77.778.892/0002-61</text:p>
          </table:table-cell>
          <table:table-cell table:style-name="ce2" office:value-type="string" calcext:value-type="string">
            <text:p>113.652.624-111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2" office:value-type="string" calcext:value-type="string">
            <text:p>03.356.867/0001-72</text:p>
          </table:table-cell>
          <table:table-cell table:style-name="ce2" office:value-type="string" calcext:value-type="string">
            <text:p>116.236.348.114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2" office:value-type="string" calcext:value-type="string">
            <text:p>13.479.317/0001-02</text:p>
          </table:table-cell>
          <table:table-cell table:style-name="ce2" office:value-type="string" calcext:value-type="string">
            <text:p>623.104.926.116</text:p>
          </table:table-cell>
          <table:table-cell table:style-name="ce2" table:number-columns-repeated="2"/>
          <table:table-cell table:style-name="ce2" office:value-type="string" calcext:value-type="string">
            <text:p>alexandre@applitech.com.br</text:p>
          </table:table-cell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2" office:value-type="string" calcext:value-type="string">
            <text:p>51.619.104/0001-10</text:p>
          </table:table-cell>
          <table:table-cell table:style-name="ce2" office:value-type="string" calcext:value-type="string">
            <text:p>108.110.400.118</text:p>
          </table:table-cell>
          <table:table-cell table:style-name="ce2" table:number-columns-repeated="2"/>
          <table:table-cell table:style-name="ce2" office:value-type="string" calcext:value-type="string">
            <text:p>nfe.fornecedor@apsen.com.br</text:p>
          </table:table-cell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2" office:value-type="string" calcext:value-type="string">
            <text:p>07.371.403/0001-96</text:p>
          </table:table-cell>
          <table:table-cell table:style-name="ce2" office:value-type="string" calcext:value-type="string">
            <text:p>336430620110</text:p>
          </table:table-cell>
          <table:table-cell table:style-name="ce2" table:number-columns-repeated="2"/>
          <table:table-cell table:style-name="ce2" office:value-type="string" calcext:value-type="string">
            <text:p>fernando.cristo@aqia.net</text:p>
          </table:table-cell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2" office:value-type="string" calcext:value-type="string">
            <text:p>01.263.896/0004-07</text:p>
          </table:table-cell>
          <table:table-cell table:style-name="ce2" office:value-type="string" calcext:value-type="string">
            <text:p>ISENTOS</text:p>
          </table:table-cell>
          <table:table-cell table:style-name="ce2" table:number-columns-repeated="2"/>
          <table:table-cell table:style-name="ce2" office:value-type="string" calcext:value-type="string">
            <text:p>suprimentos@aquambiental.com.br</text:p>
          </table:table-cell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2" office:value-type="string" calcext:value-type="string">
            <text:p>12.344.954/0001-09</text:p>
          </table:table-cell>
          <table:table-cell table:style-name="ce2" office:value-type="string" calcext:value-type="string">
            <text:p>ISENTA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2" office:value-type="string" calcext:value-type="string">
            <text:p>19.642.091/0001-97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quanalise@uol.com.br</text:p>
          </table:table-cell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2" office:value-type="string" calcext:value-type="string">
            <text:p>02.825.971/0001-04</text:p>
          </table:table-cell>
          <table:table-cell table:style-name="ce2" office:value-type="string" calcext:value-type="string">
            <text:p>115153003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2" office:value-type="string" calcext:value-type="string">
            <text:p>22.665.056/0001-06</text:p>
          </table:table-cell>
          <table:table-cell table:style-name="ce2" office:value-type="string" calcext:value-type="string">
            <text:p>115.137.179.110</text:p>
          </table:table-cell>
          <table:table-cell table:style-name="ce2" table:number-columns-repeated="2"/>
          <table:table-cell table:style-name="ce2" office:value-type="string" calcext:value-type="string">
            <text:p>de-tecnutri@hotmail.com</text:p>
          </table:table-cell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2" office:value-type="string" calcext:value-type="string">
            <text:p>50.657.352/0001-92</text:p>
          </table:table-cell>
          <table:table-cell table:style-name="ce2" office:value-type="string" calcext:value-type="string">
            <text:p>ISENTO </text:p>
          </table:table-cell>
          <table:table-cell table:style-name="ce2" table:number-columns-repeated="2"/>
          <table:table-cell table:style-name="ce2" office:value-type="string" calcext:value-type="string">
            <text:p>marco.taborda@aquimisa.com.br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2" office:value-type="string" calcext:value-type="string">
            <text:p>00.038.174/0001-4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137.474-00</text:p>
          </table:table-cell>
          <table:table-cell table:style-name="ce2" table:number-columns-repeated="2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2" office:value-type="string" calcext:value-type="string">
            <text:p>03.776.284/0011-72</text:p>
          </table:table-cell>
          <table:table-cell table:style-name="ce2" office:value-type="string" calcext:value-type="string">
            <text:p>14307233311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2" office:value-type="string" calcext:value-type="string">
            <text:p>08.588.861/0001-44</text:p>
          </table:table-cell>
          <table:table-cell table:style-name="ce2" office:value-type="string" calcext:value-type="string">
            <text:p>116.840.760.114</text:p>
          </table:table-cell>
          <table:table-cell table:style-name="ce2" table:number-columns-repeated="2"/>
          <table:table-cell table:style-name="ce2" office:value-type="string" calcext:value-type="string">
            <text:p>alexandre.santos@internationalmealcompany.com</text:p>
          </table:table-cell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2" office:value-type="string" calcext:value-type="string">
            <text:p>22.269.875/0001-26</text:p>
          </table:table-cell>
          <table:table-cell table:style-name="ce2" office:value-type="string" calcext:value-type="string">
            <text:p>116.980.757.112</text:p>
          </table:table-cell>
          <table:table-cell table:style-name="ce2" table:number-columns-repeated="2"/>
          <table:table-cell table:style-name="ce2" office:value-type="string" calcext:value-type="string">
            <text:p>alexandre.santos@internationalmealcompany.com</text:p>
          </table:table-cell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2" office:value-type="string" calcext:value-type="string">
            <text:p>27.174.093/0001-27</text:p>
          </table:table-cell>
          <table:table-cell table:style-name="ce2" office:value-type="string" calcext:value-type="string">
            <text:p>148.837.136.134</text:p>
          </table:table-cell>
          <table:table-cell table:style-name="ce2" table:number-columns-repeated="2"/>
          <table:table-cell table:style-name="ce2" office:value-type="string" calcext:value-type="string">
            <text:p>laurinete.timoteo@viena.com.br</text:p>
          </table:table-cell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2" office:value-type="string" calcext:value-type="string">
            <text:p>73.988.867/0001-70</text:p>
          </table:table-cell>
          <table:table-cell table:style-name="ce2" office:value-type="string" calcext:value-type="string">
            <text:p>13.394.508-8</text:p>
          </table:table-cell>
          <table:table-cell table:style-name="ce2" table:number-columns-repeated="2"/>
          <table:table-cell table:style-name="ce2" office:value-type="string" calcext:value-type="string">
            <text:p>almoxarifado.lacerda@baldan.net</text:p>
          </table:table-cell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2" office:value-type="string" calcext:value-type="string">
            <text:p>11.210.868/0001-32</text:p>
          </table:table-cell>
          <table:table-cell table:style-name="ce2" office:value-type="string" calcext:value-type="string">
            <text:p>206.245.025.110</text:p>
          </table:table-cell>
          <table:table-cell table:style-name="ce2" table:number-columns-repeated="2"/>
          <table:table-cell table:style-name="ce2" office:value-type="string" calcext:value-type="string">
            <text:p>alexandre.santos@internationalmealcompany.com</text:p>
          </table:table-cell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2" office:value-type="string" calcext:value-type="string">
            <text:p>08.845.041/0001-90</text:p>
          </table:table-cell>
          <table:table-cell table:style-name="ce2" office:value-type="string" calcext:value-type="string">
            <text:p>244.777.590.115</text:p>
          </table:table-cell>
          <table:table-cell table:style-name="ce2" table:number-columns-repeated="2"/>
          <table:table-cell table:style-name="ce2" office:value-type="string" calcext:value-type="string">
            <text:p>alexandre.santos@internationalmealcompany.com</text:p>
          </table:table-cell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2" office:value-type="string" calcext:value-type="string">
            <text:p>10.932.732/0001-73</text:p>
          </table:table-cell>
          <table:table-cell table:style-name="ce2" office:value-type="string" calcext:value-type="string">
            <text:p>149.620.661.114</text:p>
          </table:table-cell>
          <table:table-cell table:style-name="ce2" table:number-columns-repeated="2"/>
          <table:table-cell table:style-name="ce2" office:value-type="string" calcext:value-type="string">
            <text:p>alexandre.santos@internationalmealcompany.com</text:p>
          </table:table-cell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2" office:value-type="string" calcext:value-type="string">
            <text:p>622.732.058-72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2" office:value-type="string" calcext:value-type="string">
            <text:p>01.203.549/0002-27</text:p>
          </table:table-cell>
          <table:table-cell table:style-name="ce2" office:value-type="string" calcext:value-type="string">
            <text:p>90663463-55</text:p>
          </table:table-cell>
          <table:table-cell table:style-name="ce2" table:number-columns-repeated="2"/>
          <table:table-cell table:style-name="ce2" office:value-type="string" calcext:value-type="string">
            <text:p>recebimento@araupel.com.br</text:p>
          </table:table-cell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2" office:value-type="string" calcext:value-type="string">
            <text:p>13.628.202/0001-24</text:p>
          </table:table-cell>
          <table:table-cell table:style-name="ce2" office:value-type="string" calcext:value-type="string">
            <text:p>0031619260085</text:p>
          </table:table-cell>
          <table:table-cell table:style-name="ce2" table:number-columns-repeated="2"/>
          <table:table-cell table:style-name="ce2" office:value-type="string" calcext:value-type="string">
            <text:p>luiz@bioeticaambiental.com.br</text:p>
          </table:table-cell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2" office:value-type="string" calcext:value-type="string">
            <text:p>04.262.870/0001-90</text:p>
          </table:table-cell>
          <table:table-cell table:style-name="ce2" office:value-type="string" calcext:value-type="string">
            <text:p>391.038.453.117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2" office:value-type="string" calcext:value-type="string">
            <text:p>84.046.101/0030-28</text:p>
          </table:table-cell>
          <table:table-cell table:style-name="ce2" office:value-type="string" calcext:value-type="string">
            <text:p>115949261117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2" office:value-type="string" calcext:value-type="string">
            <text:p>42.565.697/0001-98</text:p>
          </table:table-cell>
          <table:table-cell table:style-name="ce2" office:value-type="string" calcext:value-type="string">
            <text:p>520.226.580.000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2" office:value-type="string" calcext:value-type="string">
            <text:p>88.610.126/0001-29</text:p>
          </table:table-cell>
          <table:table-cell table:style-name="ce2" office:value-type="string" calcext:value-type="string">
            <text:p>146636441112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2" office:value-type="string" calcext:value-type="string">
            <text:p>13.324.282/0001-24</text:p>
          </table:table-cell>
          <table:table-cell table:style-name="ce2" office:value-type="string" calcext:value-type="string">
            <text:p>062094007163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2" office:value-type="string" calcext:value-type="string">
            <text:p>04.904.401/0001-27</text:p>
          </table:table-cell>
          <table:table-cell table:style-name="ce2" office:value-type="string" calcext:value-type="string">
            <text:p>255633025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2" office:value-type="string" calcext:value-type="string">
            <text:p>00.396.895/0026-83</text:p>
          </table:table-cell>
          <table:table-cell table:style-name="ce2" office:value-type="string" calcext:value-type="string">
            <text:p>635.321.323.114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2" office:value-type="string" calcext:value-type="string">
            <text:p>00.396.895/0062-47</text:p>
          </table:table-cell>
          <table:table-cell table:style-name="ce2" office:value-type="string" calcext:value-type="string">
            <text:p>081.858.85-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2" office:value-type="string" calcext:value-type="string">
            <text:p>12.025.544/0001-97</text:p>
          </table:table-cell>
          <table:table-cell table:style-name="ce2" office:value-type="string" calcext:value-type="string">
            <text:p>702.027.072.00.9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2" office:value-type="string" calcext:value-type="string">
            <text:p>21.268.207/0001-11</text:p>
          </table:table-cell>
          <table:table-cell table:style-name="ce2" office:value-type="string" calcext:value-type="string">
            <text:p>626843739118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2" office:value-type="string" calcext:value-type="string">
            <text:p>02.308.702/0001-62</text:p>
          </table:table-cell>
          <table:table-cell table:style-name="ce2" office:value-type="string" calcext:value-type="string">
            <text:p>513.034.696.110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2" office:value-type="string" calcext:value-type="string">
            <text:p>32.722.504/0001-01</text:p>
          </table:table-cell>
          <table:table-cell table:number-columns-repeated="2" table:style-name="ce2" office:value-type="string" calcext:value-type="string">
            <text:p>ISENTO</text:p>
          </table:table-cell>
          <table:table-cell table:style-name="ce2"/>
          <table:table-cell table:style-name="ce2" office:value-type="string" calcext:value-type="string">
            <text:p>argosextintores@mgconecta.com.br</text:p>
          </table:table-cell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2" office:value-type="string" calcext:value-type="string">
            <text:p>05.076.022/0001-59</text:p>
          </table:table-cell>
          <table:table-cell table:style-name="ce2" office:value-type="string" calcext:value-type="string">
            <text:p>100.959.665.113 <text:s text:c="2"/></text:p>
          </table:table-cell>
          <table:table-cell table:style-name="ce2" table:number-columns-repeated="2"/>
          <table:table-cell table:style-name="ce2" office:value-type="string" calcext:value-type="string">
            <text:p>ecalvario@ariston.com.br</text:p>
          </table:table-cell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2" office:value-type="string" calcext:value-type="string">
            <text:p>601.826.263-00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2" office:value-type="string" calcext:value-type="string">
            <text:p>19.597.183/0001-00</text:p>
          </table:table-cell>
          <table:table-cell table:style-name="ce2" office:value-type="string" calcext:value-type="string">
            <text:p>0620176700063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2" office:value-type="string" calcext:value-type="string">
            <text:p>13.548.082/0001-55</text:p>
          </table:table-cell>
          <table:table-cell table:style-name="ce2" office:value-type="string" calcext:value-type="string">
            <text:p>081245343</text:p>
          </table:table-cell>
          <table:table-cell table:style-name="ce2" office:value-type="string" calcext:value-type="string">
            <text:p>0009130</text:p>
          </table:table-cell>
          <table:table-cell table:style-name="ce2" table:number-columns-repeated="2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2" office:value-type="string" calcext:value-type="string">
            <text:p>05.153.743/0001-15</text:p>
          </table:table-cell>
          <table:table-cell table:style-name="ce2" office:value-type="string" calcext:value-type="string">
            <text:p>635.473.346.111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2" office:value-type="string" calcext:value-type="string">
            <text:p>05.929.651/0001-84</text:p>
          </table:table-cell>
          <table:table-cell table:style-name="ce2" office:value-type="string" calcext:value-type="string">
            <text:p>103.661.649.118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2" office:value-type="string" calcext:value-type="string">
            <text:p>06.637.203/0001-70</text:p>
          </table:table-cell>
          <table:table-cell table:style-name="ce2" office:value-type="string" calcext:value-type="string">
            <text:p>116.007.960.115</text:p>
          </table:table-cell>
          <table:table-cell table:style-name="ce2" table:number-columns-repeated="2"/>
          <table:table-cell table:style-name="ce2" office:value-type="string" calcext:value-type="string">
            <text:p>saritabms@gmail.com</text:p>
          </table:table-cell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2" office:value-type="string" calcext:value-type="string">
            <text:p>40.892.101/0001-39</text:p>
          </table:table-cell>
          <table:table-cell table:style-name="ce2" office:value-type="string" calcext:value-type="string">
            <text:p>ISENTO</text:p>
          </table:table-cell>
          <table:table-cell table:style-name="ce2" table:number-columns-repeated="2"/>
          <table:table-cell table:style-name="ce2" office:value-type="string" calcext:value-type="string">
            <text:p>arquenmageotecnia@hotmail.com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office:value-type="string" calcext:value-type="string">
            <text:p>15.496.101/0001-72</text:p>
          </table:table-cell>
          <table:table-cell table:style-name="ce2" office:value-type="string" calcext:value-type="string">
            <text:p>149.483.362.118</text:p>
          </table:table-cell>
          <table:table-cell table:style-name="ce2" office:value-type="string" calcext:value-type="string">
            <text:p>3.161.160-5</text:p>
          </table:table-cell>
          <table:table-cell table:style-name="ce2" table:number-columns-repeated="2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2" office:value-type="string" calcext:value-type="string">
            <text:p>14.040.376/0001-34</text:p>
          </table:table-cell>
          <table:table-cell table:style-name="ce2" table:number-columns-repeated="4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2" office:value-type="string" calcext:value-type="string">
            <text:p>88.933.114/0016-11</text:p>
          </table:table-cell>
          <table:table-cell table:style-name="ce2" office:value-type="string" calcext:value-type="string">
            <text:p>114067353114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2" office:value-type="string" calcext:value-type="string">
            <text:p>08.204.192/0001-60</text:p>
          </table:table-cell>
          <table:table-cell table:style-name="ce2" office:value-type="string" calcext:value-type="string">
            <text:p>675.058.483.116 <text:s text:c="2"/></text:p>
          </table:table-cell>
          <table:table-cell table:style-name="ce2" table:number-columns-repeated="3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2" office:value-type="string" calcext:value-type="string">
            <text:p>00.398.022/0001-51</text:p>
          </table:table-cell>
          <table:table-cell table:style-name="ce2" office:value-type="string" calcext:value-type="string">
            <text:p>146414305110</text:p>
          </table:table-cell>
          <table:table-cell table:style-name="ce2" table:number-columns-repeated="3"/>
        </table:table-row>
        <table:table-row table:style-name="ro1" table:number-rows-repeated="10481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14:12:38.997242978</dc:date>
    <meta:editing-duration>PT3M55S</meta:editing-duration>
    <meta:editing-cycles>1</meta:editing-cycles>
    <meta:document-statistic meta:table-count="1" meta:cell-count="1567" meta:object-count="0"/>
    <meta:generator>LibreOffice/6.0.7.3$Linux_X86_64 LibreOffice_project/00m0$Build-3</meta:generator>
  </office:meta>
</office:document-meta>
</file>